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3" style:family="paragraph" style:parent-style-name="Heading_20_2">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text-properties fo:font-style="italic" fo:font-weight="bold" style:font-style-asian="italic" style:font-weight-asian="bold" style:font-style-complex="italic" style:font-weight-complex="bold"/>
    </style:style>
    <style:style style:name="P9" style:family="paragraph" style:parent-style-name="Text_20_body" style:list-style-name="L5"/>
    <style:style style:name="P10" style:family="paragraph" style:parent-style-name="Text_20_body" style:list-style-name="L4">
      <style:text-properties fo:font-weight="bold" style:font-weight-asian="bold" style:font-weight-complex="bold"/>
    </style:style>
    <style:style style:name="P11" style:family="paragraph" style:parent-style-name="Text_20_body" style:list-style-name="L16">
      <style:text-properties fo:font-weight="bold" style:font-weight-asian="bold" style:font-weight-complex="bold"/>
    </style:style>
    <style:style style:name="P12" style:family="paragraph" style:parent-style-name="Text_20_body" style:list-style-name="L4">
      <style:text-properties fo:font-weight="normal" style:font-weight-asian="normal" style:font-weight-complex="normal"/>
    </style:style>
    <style:style style:name="P13" style:family="paragraph" style:parent-style-name="Text_20_body" style:list-style-name="L5">
      <style:text-properties fo:font-weight="normal" style:font-weight-asian="normal" style:font-weight-complex="normal"/>
    </style:style>
    <style:style style:name="P14" style:family="paragraph" style:parent-style-name="Text_20_body" style:list-style-name="L6">
      <style:text-properties fo:font-weight="normal" style:font-weight-asian="normal" style:font-weight-complex="normal"/>
    </style:style>
    <style:style style:name="P15" style:family="paragraph" style:parent-style-name="Text_20_body" style:list-style-name="L7">
      <style:text-properties fo:font-weight="normal" style:font-weight-asian="normal" style:font-weight-complex="normal"/>
    </style:style>
    <style:style style:name="P16" style:family="paragraph" style:parent-style-name="Text_20_body" style:list-style-name="L5">
      <style:paragraph-properties fo:text-align="start" style:justify-single-word="false"/>
      <style:text-properties fo:font-weight="normal" style:font-weight-asian="normal" style:font-weight-complex="normal"/>
    </style:style>
    <style:style style:name="P17" style:family="paragraph" style:parent-style-name="Text_20_body" style:list-style-name="L16">
      <style:text-properties fo:font-weight="normal" style:font-weight-asian="normal" style:font-weight-complex="normal"/>
    </style:style>
    <style:style style:name="P18" style:family="paragraph" style:parent-style-name="Text_20_body" style:list-style-name="L6"/>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9">
      <style:text-properties fo:font-style="normal" style:font-style-asian="normal" style:font-style-complex="normal"/>
    </style:style>
    <style:style style:name="P24" style:family="paragraph" style:parent-style-name="Text_20_body" style:list-style-name="L12">
      <style:text-properties fo:font-style="normal" style:font-style-asian="normal" style:font-style-complex="normal"/>
    </style:style>
    <style:style style:name="P25" style:family="paragraph" style:parent-style-name="Text_20_body" style:list-style-name="L13">
      <style:text-properties fo:font-style="normal" style:font-style-asian="normal" style:font-style-complex="normal"/>
    </style:style>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6">
      <style:text-properties style:text-line-through-style="solid" fo:font-weight="bold" style:text-underline-mode="skip-white-space" style:text-overline-mode="skip-white-space" style:text-line-through-mode="skip-white-space" style:font-weight-asian="bold" style:font-weight-complex="bold"/>
    </style:style>
    <style:style style:name="P30" style:family="paragraph" style:parent-style-name="Text_20_body" style:list-style-name="L17"/>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2083921653" text:style-name="L1">
        <text:list-item>
          <text:p text:style-name="P4">Process glider data in real time. Either from</text:p>
          <text:list>
            <text:list-item>
              <text:p text:style-name="P4">Native Slocum data format: binary data (sbd, mbd, dbd and tbd, nbd, ebd), surface logs and operational parameters.</text:p>
            </text:list-item>
            <text:list-item>
              <text:p text:style-name="P4">ASCII Converted Slocum data format: ascii data and helper loaders.</text:p>
            </text:list-item>
            <text:list-item>
              <text:p text:style-name="P4">NetCDF version of the above data.</text:p>
            </text:list-item>
          </text:list>
        </text:list-item>
        <text:list-item>
          <text:p text:style-name="P4">Process glider data in delayed time.</text:p>
        </text:list-item>
      </text:list>
      <text:h text:style-name="P2"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s are proposed:</text:p>
      <text:list xml:id="list700982284" text:style-name="L2">
        <text:list-item>
          <text:p text:style-name="P5">metadata and data variables</text:p>
          <text:list>
            <text:list-item>
              <text:p text:style-name="P5">data variable is a struct with a time serie field for each sensor or variable. It is convertible to a tabular view of the data with struct2array. The reverse conversion is possible with the composition of num2cell and cell2struct.</text:p>
            </text:list-item>
            <text:list-item>
              <text:p text:style-name="P5">metadata variable is a struct with fields describing the above dataset.</text:p>
              <text:list>
                <text:list-item>
                  <text:p text:style-name="P5">The <text:span text:style-name="T1">headers</text:span> field contains a struct array with the metadata of each single file composing the data set. This metadata is taken from each file header.</text:p>
                </text:list-item>
                <text:list-item>
                  <text:p text:style-name="P5">The <text:span text:style-name="T1">sensors</text:span><text:span text:style-name="T2"> field contains a list of the variables present in the data set. It should match the field name list of the above data structure. Index of a sensor in this list </text:span><text:soft-page-break/><text:span text:style-name="T2">should match the column number of the sensor in a tabular view of the data.</text:span></text:p>
                </text:list-item>
                <text:list-item>
                  <text:p text:style-name="P5"><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item>
                  <text:p text:style-name="P5"><text:span text:style-name="T2">The </text:span><text:span text:style-name="T1">sources</text:span><text:span text:style-name="T2"> field contains a list of the files composing the data set (the files the data is loaded from).</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395347085" text:style-name="L3">
        <text:list-item>
          <text:p text:style-name="P6">Glider name.</text:p>
          <text:p text:style-name="P6">It was in deployment info in json file.</text:p>
          <text:p text:style-name="P6">It is platform name from data base.</text:p>
          <text:p text:style-name="P6">Used across processing chain:</text:p>
          <text:list>
            <text:list-item>
              <text:p text:style-name="P6">When creating base path for glider deployment/mission data directory tree as constant expression from variable initialized with deployment struct member.</text:p>
            </text:list-item>
            <text:list-item>
              <text:p text:style-name="P6">In function downloading dockserver files (should match internal glider name) as input argument from variable initialized with deployment struct member.</text:p>
            </text:list-item>
            <text:list-item>
              <text:p text:style-name="P6">In function generating NetCDF files when initializing file name as constant expression from input argument initialized from member of deployment struct (also passed as input argument)</text:p>
            </text:list-item>
          </text:list>
        </text:list-item>
        <text:list-item>
          <text:p text:style-name="P6">Deployment/mission name.</text:p>
          <text:p text:style-name="P6">It was in deployment info in json file.</text:p>
          <text:p text:style-name="P6">?? It is deployment name from data base.</text:p>
          <text:p text:style-name="P6">Used:</text:p>
          <text:list>
            <text:list-item>
              <text:p text:style-name="P6">When creating base path for glider deployment/mission data directory tree as constant expression from deployment struct member.</text:p>
            </text:list-item>
            <text:list-item>
              <text:p text:style-name="P6">When creating base path for glider deployment/mission images as constant expression from deployment struct member.</text:p>
            </text:list-item>
          </text:list>
        </text:list-item>
        <text:list-item>
          <text:p text:style-name="P6">Dockserver parameters: url (ip), user and password.</text:p>
          <text:p text:style-name="P6">It was in glider configuration file.</text:p>
          <text:p text:style-name="P6">Used in function downloading files from dockserver from deployment structure passed as input argument.</text:p>
        </text:list-item>
        <text:list-item>
          <text:p text:style-name="P6">Deployment data root (a.k.a. ${BASE_PATH}).</text:p>
          <text:p text:style-name="P6">It was hard coded in main script as default value (or config file or json file but it does no seem to be there) and assigned to deployment struct member.</text:p>
          <text:p text:style-name="P6">Used:</text:p>
          <text:list>
            <text:list-item>
              <text:p text:style-name="P6">When creating base glider deployment/mission directory tree.</text:p>
            </text:list-item>
            <text:list-item>
              <text:p text:style-name="P6">In function downloading files from dockserver from deployment structure passed as</text:p>
            </text:list-item>
            <text:list-item>
              <text:p text:style-name="P6">In function generating NetCDF files from deployment structure passed as input argument.</text:p>
            </text:list-item>
          </text:list>
        </text:list-item>
        <text:list-item>
          <text:p text:style-name="P6"><text:soft-page-break/>Names for glider subdirectory tree:<text:line-break/>${BASE_PATH}/${GLIDER}/${DEPLOYMENT}/{binary,ascii,log,mat,netcdf}</text:p>
          <text:p text:style-name="P6">It was in configuration section in main script and also hard coded in function downloading files from dockserver.</text:p>
          <text:p text:style-name="P6">Used:</text:p>
          <text:list>
            <text:list-item>
              <text:p text:style-name="P6">In function downloading files from dockserver (target directories for binary and log files) from hard coded directory names and deployment struct member dataRoot.</text:p>
            </text:list-item>
            <text:list-item>
              <text:p text:style-name="P6">Input arguments of function converting binary files to ascii.</text:p>
            </text:list-item>
            <text:list-item>
              <text:p text:style-name="P6">In function generating NetCDF files when initializing local file name as constant expression from hard coded string literal.</text:p>
            </text:list-item>
          </text:list>
        </text:list-item>
        <text:list-item>
          <text:p text:style-name="P6">Deployment start and end date:</text:p>
          <text:p text:style-name="P6">It was in deployment info in json file.</text:p>
          <text:p text:style-name="P6">It is initial date and end date from data base.</text:p>
          <text:p text:style-name="P6">Used:</text:p>
          <text:list>
            <text:list-item>
              <text:p text:style-name="P6">In function downloading files from dockserver from deployment structure passed as input argument.</text:p>
            </text:list-item>
            <text:list-item>
              <text:p text:style-name="P6">In function converting binary files to m-loaders when initializing the period input argument used to convert only the files that belong to the deployment.</text:p>
            </text:list-item>
            <text:list-item>
              <text:p text:style-name="P6">In function loading glider data from m-loaders when initializing the period input argument used to load only the files that belong to the deployment.</text:p>
            </text:list-item>
            <text:list-item>
              <text:p text:style-name="P6">In function generating NetCDF files when initializing file name as constant expression from deployment structure passed as input argument</text:p>
            </text:list-item>
          </text:list>
        </text:list-item>
        <text:list-item>
          <text:p text:style-name="P6">Directory for configuration files.</text:p>
          <text:p text:style-name="P6">It was in configuration section in main script.</text:p>
          <text:p text:style-name="P6">Used:</text:p>
          <text:list>
            <text:list-item>
              <text:p text:style-name="P6">As base path for glider configuration files</text:p>
            </text:list-item>
            <text:list-item>
              <text:p text:style-name="P6">As base path for sensor filter file passed to binary data conversion function.</text:p>
            </text:list-item>
          </text:list>
        </text:list-item>
        <text:list-item>
          <text:p text:style-name="P6">Sensor filter configuration file full name.</text:p>
          <text:p text:style-name="P6">It was hard coded in binary conversion function call (builded from configuration directory option and hard coded file name).</text:p>
        </text:list-item>
        <text:list-item>
          <text:p text:style-name="P6">Deployment initial location</text:p>
          <text:p text:style-name="P6">It is inferred from data.</text:p>
          <text:p text:style-name="P6">Used:</text:p>
          <text:list>
            <text:list-item>
              <text:p text:style-name="P6">As global atribute for NetCDF files in genRawGliderNcFile.</text:p>
            </text:list-item>
          </text:list>
        </text:list-item>
        <text:list-item>
          <text:p text:style-name="P6">Processing options: scientific time filling, pressure filtering.</text:p>
          <text:p text:style-name="P6">Set in processing options struct in configuration section of main script.</text:p>
          <text:p text:style-name="P6">Used:</text:p>
          <text:list>
            <text:list-item>
              <text:p text:style-name="P6">In function processing glider data from struct passed as input argument.</text:p>
            </text:list-item>
          </text:list>
        </text:list-item>
        <text:list-item>
          <text:p text:style-name="P6"><text:soft-page-break/>Default pitch value when pitch sensor is missing.</text:p>
          <text:p text:style-name="P6">Hard coded in processGliderData.</text:p>
        </text:list-item>
        <text:list-item>
          <text:p text:style-name="P6">Desynchronized data time threshold.</text:p>
          <text:p text:style-name="P6">Hard coded in processGliderData.</text:p>
        </text:list-item>
        <text:list-item>
          <text:p text:style-name="P6">Pressure filter duration time constant.</text:p>
          <text:p text:style-name="P6">Hard coded in function applyPressureFilter.</text:p>
          <text:p text:style-name="P6">Used:</text:p>
          <text:list>
            <text:list-item>
              <text:p text:style-name="P6">In function filtering pressure sequence from input argument set by calling function.</text:p>
            </text:list-item>
          </text:list>
        </text:list-item>
        <text:list-item>
          <text:p text:style-name="P6">Profile maximum relative depth gap and profile minimum depth range.</text:p>
          <text:p text:style-name="P6">Hard coded in findProfiles.</text:p>
        </text:list-item>
        <text:list-item>
          <text:p text:style-name="P6">Processing options: temperature and conductivity sensor lag correction.</text:p>
          <text:p text:style-name="P6">Encoded in string field of processing options struct in configuration section of main script as 'T' and 'C'.</text:p>
          <text:p text:style-name="P6">Used:</text:p>
          <text:list>
            <text:list-item>
              <text:p text:style-name="P6">In function processing glider data after parsing string field in options struct passed as input argument.</text:p>
            </text:list-item>
          </text:list>
        </text:list-item>
        <text:list-item>
          <text:p text:style-name="P6">Processing options: salinity thermal lag correction.</text:p>
          <text:p text:style-name="P6">Encoded in string field of processing options struct in configuration section of main script as 'TH'.</text:p>
          <text:p text:style-name="P6">Used:</text:p>
          <text:list>
            <text:list-item>
              <text:p text:style-name="P6">In function processing glider data after parsing string field in options struct passed as input argument.</text:p>
            </text:list-item>
          </text:list>
        </text:list-item>
        <text:list-item>
          <text:p text:style-name="P6">Default minimization options.</text:p>
          <text:p text:style-name="P6">Coded in static function buildMinizationOptions.</text:p>
          <text:p text:style-name="P6">Used:</text:p>
          <text:list>
            <text:list-item>
              <text:p text:style-name="P6">In function estimating sensor lag parameter when initializing local variable.</text:p>
            </text:list-item>
            <text:list-item>
              <text:p text:style-name="P6">In function estimating thermal lag parameter when initializing local variable.</text:p>
            </text:list-item>
          </text:list>
        </text:list-item>
        <text:list-item>
          <text:p text:style-name="P6">Parameters for sensor lag parameter adjustment: first guess and bounds.</text:p>
          <text:p text:style-name="P6">Hard coded in function adjustTimeConstant.</text:p>
          <text:p text:style-name="P6">Used:</text:p>
          <text:list>
            <text:list-item>
              <text:p text:style-name="P6">In function estimating sensor lag parameter when initializing local variables.</text:p>
            </text:list-item>
          </text:list>
        </text:list-item>
        <text:list-item>
          <text:p text:style-name="P6">Parameters for thermal lag parameter adjustment: first guess and bounds.</text:p>
          <text:p text:style-name="P6">First guess is hard coded in function correctThermalLag, used passing no extra arguments in the call.</text:p>
          <text:p text:style-name="P6">Bounds are hard coded in function adjustThermalLagParams.</text:p>
          <text:p text:style-name="P6">Used:</text:p>
          <text:list>
            <text:list-item>
              <text:p text:style-name="P6">In function estimating thermal lag parameter when initializing local variable.</text:p>
            </text:list-item>
          </text:list>
        </text:list-item>
        <text:list-item>
          <text:p text:style-name="P6"><text:soft-page-break/>Variables to be gridded.</text:p>
          <text:p text:style-name="P6">Hard coded in function gridGliderData.</text:p>
          <text:p text:style-name="P6">Used:</text:p>
          <text:list>
            <text:list-item>
              <text:p text:style-name="P6">In glider data gridding function.</text:p>
            </text:list-item>
          </text:list>
        </text:list-item>
        <text:list-item>
          <text:p text:style-name="P6">Image path and image prefix.</text:p>
          <text:p text:style-name="P6">Set in main processing script.</text:p>
          <text:p text:style-name="P6">Used:</text:p>
          <text:list>
            <text:list-item>
              <text:p text:style-name="P6">In function image generation function. Prefix is used to build image file names. Image path and image file name is passed to specialized plotting functions.</text:p>
            </text:list-item>
          </text:list>
        </text:list-item>
        <text:list-item>
          <text:p text:style-name="P6">Image dimensions.</text:p>
          <text:p text:style-name="P6">Hard coded in function generateScientificFigures using different values for different plot types.</text:p>
          <text:p text:style-name="P6">Used:</text:p>
          <text:list>
            <text:list-item>
              <text:p text:style-name="P6">In figure configuration function, from input argument set by calling function.</text:p>
            </text:list-item>
          </text:list>
        </text:list-item>
        <text:list-item>
          <text:p text:style-name="P6">Default figure properties: figure and axes background color, text font type and sizes, resolution, and final output device and extension.</text:p>
          <text:p text:style-name="P6">Configured in function setFiguresProperties.</text:p>
          <text:p text:style-name="P6">Used:</text:p>
          <text:list>
            <text:list-item>
              <text:p text:style-name="P6">In specialized plotting functions.</text:p>
            </text:list-item>
            <text:list-item>
              <text:p text:style-name="P6">In function printing figure to image file.</text:p>
            </text:list-item>
          </text:list>
        </text:list-item>
        <text:list-item>
          <text:p text:style-name="P6">Horizontal axis coordinate and label for vertical section plots.</text:p>
          <text:p text:style-name="P6">Hard coded in function plotVerticalTransect to distance.</text:p>
          <text:p text:style-name="P6">Used:</text:p>
          <text:list>
            <text:list-item>
              <text:p text:style-name="P6">In vertical section plotting function.</text:p>
            </text:list-item>
          </text:list>
        </text:list-item>
        <text:list-item>
          <text:p text:style-name="P6">Vertical axis coordinate and label for profile statistic plots.</text:p>
          <text:p text:style-name="P6">Hard coded in function plotMeanProfiles to depth.</text:p>
          <text:p text:style-name="P6">Used:</text:p>
          <text:list>
            <text:list-item>
              <text:p text:style-name="P6">In profile statistic plotting function.</text:p>
            </text:list-item>
          </text:list>
        </text:list-item>
        <text:list-item>
          <text:p text:style-name="P6">Data variables and labels for temperature – salinity diagram plots.</text:p>
          <text:p text:style-name="P6">Hard coded in function plotTSDiagram.</text:p>
          <text:p text:style-name="P6">Used:</text:p>
          <text:list>
            <text:list-item>
              <text:p text:style-name="P6">In temperature – salinity diagram plotting function.</text:p>
            </text:list-item>
          </text:list>
        </text:list-item>
        <text:list-item>
          <text:p text:style-name="P6">Coordinate and data variables and labels for trajectory with currents plot.</text:p>
          <text:p text:style-name="P6">Hard coded in function plotCurrentsMap.</text:p>
          <text:p text:style-name="P6">Used:</text:p>
          <text:list>
            <text:list-item>
              <text:p text:style-name="P6">In function plotting glider trajectory map with estimated water currents.</text:p>
            </text:list-item>
          </text:list>
        </text:list-item>
        <text:list-item>
          <text:p text:style-name="P6"><text:soft-page-break/>Web map service (WMS) request parameters:</text:p>
          <text:p text:style-name="P6">Hard coded in function plotCurrentsMap.</text:p>
          <text:p text:style-name="P6">Used:</text:p>
          <text:list>
            <text:list-item>
              <text:p text:style-name="P6">In function plotting glider trajectory map with currents, to retrieve a base image for the plot.</text:p>
            </text:list-item>
          </text:list>
        </text:list-item>
      </text:list>
      <text:h text:style-name="Heading_20_2" text:outline-level="2">Comments on relevant functions</text:h>
      <text:list xml:id="list1115585154" text:style-name="L4">
        <text:list-item>
          <text:p text:style-name="P8">GetDeploymentsRemotely:</text:p>
        </text:list-item>
      </text:list>
      <text:list xml:id="list1123534739" text:style-name="L5">
        <text:list-header>
          <text:p text:style-name="P9">Get active deployment list from Gapp URL and parse the JSON output to a structure containing deployment parameters and tracking data from the surface logs.</text:p>
        </text:list-header>
      </text:list>
      <text:list xml:id="list2031992067" text:continue-list="list1115585154" text:style-name="L4">
        <text:list-item>
          <text:p text:style-name="P8">ConvertSlocumBinaries:</text:p>
        </text:list-item>
      </text:list>
      <text:list xml:id="list348631456" text:continue-list="list1123534739" text:style-name="L5">
        <text:list-header>
          <text:p text:style-name="P9">Convert binary data to m-files and dat-files using executables provided by manufacturer.</text:p>
          <text:p text:style-name="P9">To perform the conversion, the binary files are copied to a temporary file which is removed later.</text:p>
          <text:p text:style-name="P9">If there are both scientific and navigation files, the conversion is performed based on the scientific ones, trying to merge them with the appropiate navigation file.</text:p>
          <text:list>
            <text:list-item>
              <text:p text:style-name="P9">How to associate a navigation file for each segment scientific file?</text:p>
              <text:list>
                <text:list-item>
                  <text:p text:style-name="P9">Currently the most extensive is choosen.</text:p>
                </text:list-item>
              </text:list>
            </text:list-item>
            <text:list-item>
              <text:p text:style-name="P9">What happens when there are several scientific files but only one navigation file for a segment?</text:p>
              <text:list>
                <text:list-item>
                  <text:p text:style-name="P9">This is the worst case. Since the binary that converts from ascii data to m-loaders sets the names of the files based on the name of the navigation file (probably from the filename label in the output of dba_merge), all converted files have the same name, and hence only the last file produced is kept.</text:p>
                </text:list-item>
              </text:list>
            </text:list-item>
            <text:list-item>
              <text:p text:style-name="P9">What happens when there is a navigation file but no scientific file for this segment?</text:p>
              <text:list>
                <text:list-item>
                  <text:p text:style-name="P9">It is silently ignored.</text:p>
                </text:list-item>
              </text:list>
            </text:list-item>
            <text:list-item>
              <text:p text:style-name="P9">What happens when there is a scientific file but no navigation file for this segment?</text:p>
              <text:list>
                <text:list-item>
                  <text:p text:style-name="P9">It is ignored printing an error message.</text:p>
                </text:list-item>
              </text:list>
            </text:list-item>
          </text:list>
        </text:list-header>
      </text:list>
      <text:list xml:id="list2003547110" text:continue-list="list2031992067" text:style-name="L4">
        <text:list-item>
          <text:p text:style-name="P8">LoadTransectData:</text:p>
        </text:list-item>
      </text:list>
      <text:list xml:id="list1228033450" text:continue-list="list348631456" text:style-name="L5">
        <text:list-header>
          <text:p text:style-name="P9">Load data segment by segment and merge it in a single structure with a source list field, a tabular data field and sensor column fields.</text:p>
          <text:p text:style-name="P9">Input may be a list of m-loaders or a directory of m-loaders.</text:p>
        </text:list-header>
      </text:list>
      <text:list xml:id="list1768247798" text:continue-list="list2003547110" text:style-name="L4">
        <text:list-item>
          <text:p text:style-name="P8">ProcessGliderData:</text:p>
          <text:p text:style-name="P7">Main processing function to generate filtered time series for each sensor.</text:p>
          <text:p text:style-name="P7">Converts a tabular oriented structure to a structure of time series. This struct has the following fields (some of them may be missing):</text:p>
          <text:list>
            <text:list-item>
              <text:p text:style-name="P7"><text:span text:style-name="T1">navTime</text:span> and <text:span text:style-name="T1">sciTime</text:span></text:p>
            </text:list-item>
            <text:list-item>
              <text:p text:style-name="P7"><text:span text:style-name="T1">latitude</text:span> and <text:span text:style-name="T1">longitude</text:span></text:p>
            </text:list-item>
            <text:list-item>
              <text:p text:style-name="P10"><text:soft-page-break/>pitch</text:p>
            </text:list-item>
            <text:list-item>
              <text:p text:style-name="P7"><text:span text:style-name="T1">conductivity</text:span>, <text:span text:style-name="T1">temperature</text:span> and <text:span text:style-name="T1">pressure</text:span>: ctd readings.</text:p>
            </text:list-item>
            <text:list-item>
              <text:p text:style-name="P7"><text:span text:style-name="T1">chlorophyll</text:span> and <text:span text:style-name="T1">turbidity</text:span>: <text:s/>fluorescence and turibitdy sensor readings.</text:p>
            </text:list-item>
            <text:list-item>
              <text:p text:style-name="P7"><text:span text:style-name="T1">oxygen</text:span> and <text:span text:style-name="T1">oxygen_saturation</text:span>: oxygen sensor readings.</text:p>
            </text:list-item>
            <text:list-item>
              <text:p text:style-name="P7"><text:span text:style-name="T1">DistanceOverGround</text:span>: cumulated horizontal distance travelled.</text:p>
            </text:list-item>
            <text:list-item>
              <text:p text:style-name="P7"><text:span text:style-name="T1">salinity</text:span>, <text:span text:style-name="T1">density</text:span> and <text:span text:style-name="T1">depth</text:span>: derived from ctd data.</text:p>
            </text:list-item>
            <text:list-item>
              <text:p text:style-name="P7"><text:span text:style-name="T1">continuousDepth</text:span>: depth sequence without gaps.</text:p>
            </text:list-item>
            <text:list-item>
              <text:p text:style-name="P7"><text:span text:style-name="T1">profile_index</text:span>: index identifying a valid profile ()</text:p>
            </text:list-item>
            <text:list-item>
              <text:p text:style-name="P7"><text:span text:style-name="T1">Tcor</text:span> and <text:span text:style-name="T1">Ccor</text:span>: Sensor lag corrected temperature and conductivity sequences.</text:p>
            </text:list-item>
            <text:list-item>
              <text:p text:style-name="P12"><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12">timeseries: list of field names corresponding to a sequence of measurements.</text:p>
            </text:list-item>
            <text:list-item>
              <text:p text:style-name="P12">correctionParams: thermal lag correction parameters applied.</text:p>
            </text:list-item>
            <text:list-item>
              <text:p text:style-name="P12">waterInfo: water velocity information struct with fields: <text:span text:style-name="T4">time</text:span>, <text:span text:style-name="T4">lon</text:span>, <text:span text:style-name="T4">lat</text:span>, <text:span text:style-name="T3">m_final_water_vx</text:span>, <text:span text:style-name="T3">m_final_water_vy</text:span>, <text:span text:style-name="T3">x_dr_state</text:span></text:p>
            </text:list-item>
          </text:list>
        </text:list-item>
      </text:list>
      <text:list xml:id="list1757877577" text:continue-list="list1228033450" text:style-name="L5">
        <text:list-header>
          <text:p text:style-name="P9">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9">Select time coordinate and valid values:</text:p>
              <text:list>
                <text:list-item>
                  <text:p text:style-name="P9">m_present_time &lt; sci_m_present_time &lt; x</text:p>
                </text:list-item>
              </text:list>
            </text:list-item>
            <text:list-item>
              <text:p text:style-name="P13">Select time-regular (no gaps) space position coordinates (latitude and longitude, and optionally depth and pitch):</text:p>
              <text:list>
                <text:list-item>
                  <text:p text:style-name="P13">m_gps_{lat,lon} &lt; m_{lat,lon}</text:p>
                </text:list-item>
                <text:list-item>
                  <text:p text:style-name="P13">m_depth</text:p>
                </text:list-item>
                <text:list-item>
                  <text:p text:style-name="P13">m_pitch</text:p>
                  <text:list>
                    <text:list-item>
                      <text:p text:style-name="P13">Interpolate them over time if needed.</text:p>
                    </text:list-item>
                  </text:list>
                </text:list-item>
              </text:list>
            </text:list-item>
            <text:list-item>
              <text:p text:style-name="P13">Discard data with no spatio-temporal reference.</text:p>
              <text:p text:style-name="P13">All records with missing time, lat or lon coordinates are discarded.</text:p>
            </text:list-item>
            <text:list-item>
              <text:p text:style-name="P9">Select navigation time <text:span text:style-name="T1">navTime</text:span> previously selected time coordinate.</text:p>
            </text:list-item>
            <text:list-item>
              <text:p text:style-name="P9">Select scientific time <text:span text:style-name="T1">sciTime</text:span> from available sensors.</text:p>
              <text:p text:style-name="P9">sci_m_present_time &lt; <text:bookmark-start text:name="__DdeLink__1352_1147801867"/>sci_ctd41cp_times<text:bookmark-end text:name="__DdeLink__1352_1147801867"/>tamp &lt; <text:span text:style-name="T1">navTime</text:span></text:p>
              <text:list>
                <text:list-item>
                  <text:p text:style-name="P9">If scientific time filling option enabled, interpolate over <text:span text:style-name="T1">navTime</text:span> on missing values.</text:p>
                </text:list-item>
              </text:list>
            </text:list-item>
            <text:list-item>
              <text:p text:style-name="P9">Select trajectory coordintes <text:span text:style-name="T1">latitude</text:span> and <text:span text:style-name="T1">longitude</text:span> as previously selected spatial coordinates.</text:p>
            </text:list-item>
            <text:list-item>
              <text:p text:style-name="P9">Find transect time boundaries if commanded waypoints are present (otherwise all <text:soft-page-break/>deployment is a big transect).</text:p>
            </text:list-item>
            <text:list-item>
              <text:p text:style-name="P9">Select <text:span text:style-name="T1">pitch</text:span> if pitch sensor present otherwise set it to default value.</text:p>
            </text:list-item>
            <text:list-item>
              <text:p text:style-name="P9">Select <text:span text:style-name="T1">conductivity</text:span>, <text:span text:style-name="T1">temperature</text:span> and <text:span text:style-name="T1">pressure</text:span> sensors (ctd).</text:p>
              <text:p text:style-name="P9">sci_water_{cond,temp,pressure} &lt; m_water_{cond,temp,pressure}</text:p>
              <text:list>
                <text:list-item>
                  <text:p text:style-name="P9">In both cases convert pressure to decibars</text:p>
                </text:list-item>
              </text:list>
            </text:list-item>
            <text:list-item>
              <text:p text:style-name="P9">Select <text:span text:style-name="T1">chlorophyll</text:span> and <text:span text:style-name="T1">turbidity</text:span> sensors.</text:p>
              <text:p text:style-name="P9">sci_flntu_{chlor,turb}_units</text:p>
            </text:list-item>
            <text:list-item>
              <text:p text:style-name="P9">Select <text:span text:style-name="T1">oxygen</text:span> and <text:span text:style-name="T1">oxygen_saturation</text:span> sensors.</text:p>
              <text:p text:style-name="P9">sci_oxy3835_{oxygen,saturation}</text:p>
            </text:list-item>
            <text:list-item>
              <text:p text:style-name="P9">Select water velocity and dead reckoning state information in its own struct.</text:p>
              <text:p text:style-name="P9">m_final_water_{vx,vy} x_dr_state</text:p>
            </text:list-item>
            <text:list-item>
              <text:p text:style-name="P9">Compute <text:span text:style-name="T1">distanceOverGround</text:span><text:span text:style-name="T2"> (linear distance traveled by the glider in km) using selected latitude and longitude coordinates and m_lldist().</text:span></text:p>
            </text:list-item>
            <text:list-item>
              <text:p text:style-name="P9"><text:span text:style-name="T2">Filter </text:span><text:span text:style-name="T1">pressure</text:span><text:span text:style-name="T2"> if available and option enabled.</text:span></text:p>
            </text:list-item>
            <text:list-item>
              <text:p text:style-name="P9"><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13">Check for desynchronized data if both times present and remove it if option enabled.</text:p>
              <text:list>
                <text:list-item>
                  <text:p text:style-name="P13">Bad records are the ones whose navigation and scientific time stamps differ more than a given threshold.</text:p>
                </text:list-item>
                <text:list-item>
                  <text:p text:style-name="P13">Actually the threshold is twice and a half the median navigation sampling period.</text:p>
                </text:list-item>
              </text:list>
            </text:list-item>
            <text:list-item>
              <text:p text:style-name="P9"><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13">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13">This is done to remove tails from previous profiles to be taken into account as proper profiles.</text:p>
                </text:list-item>
              </text:list>
            </text:list-item>
            <text:list-item>
              <text:p text:style-name="P13">Compute temperature time constant if correction enabled in salinityCorrected option and temperature data available (from ctd).</text:p>
              <text:list>
                <text:list-item>
                  <text:p text:style-name="P13">Take it from tempTimeConstant option field if passed or compute it.</text:p>
                  <text:list>
                    <text:list-item>
                      <text:p text:style-name="P13">Median of time constant across consecutive profiles with opposite directions referenced to sciTime and depth.</text:p>
                    </text:list-item>
                  </text:list>
                </text:list-item>
                <text:list-item>
                  <text:p text:style-name="P13">If the time constant is not found it is removed from the correction option token list.</text:p>
                </text:list-item>
              </text:list>
            </text:list-item>
            <text:list-item>
              <text:p text:style-name="P13">Compute conductivity time constant if correction enabled in salinityCorrected option and conductivity data available (from ctd).</text:p>
              <text:list>
                <text:list-item>
                  <text:p text:style-name="P13">Take it from condTimeConstant option field if passed or compute it.</text:p>
                  <text:list>
                    <text:list-item>
                      <text:p text:style-name="P13">Median of time constant across consecutive profiles with opposite directions <text:soft-page-break/>referenced to <text:span text:style-name="T1">sciTime</text:span> and <text:span text:style-name="T1">depth</text:span>.</text:p>
                    </text:list-item>
                  </text:list>
                </text:list-item>
                <text:list-item>
                  <text:p text:style-name="P13">If the time constant is not found it is removed from the correction option token list.</text:p>
                </text:list-item>
              </text:list>
            </text:list-item>
            <text:list-item>
              <text:p text:style-name="P9"><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9"><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9"><text:span text:style-name="T2">Take them from </text:span>thermalParams and thermalParamsMeaning <text:span text:style-name="T2">option fields if passed or compute them.</text:span></text:p>
                  <text:list>
                    <text:list-item>
                      <text:p text:style-name="P13">Median of thermal lag parameters across consecutive profiles with opposite directions referenced to <text:span text:style-name="T1">sciTime</text:span> and <text:span text:style-name="T1">depth</text:span>.</text:p>
                    </text:list-item>
                  </text:list>
                </text:list-item>
                <text:list-item>
                  <text:p text:style-name="P13">If the thermal lag parameters are not found, the correction is removed from the correction option token list.</text:p>
                </text:list-item>
              </text:list>
            </text:list-item>
            <text:list-item>
              <text:p text:style-name="P9"><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text:span><text:span text:style-name="T2">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13">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rocessing option is TH only (no temperature or conductivity sensor lag correction).</text:p>
                </text:list-item>
              </text:list>
            </text:list-item>
            <text:list-item>
              <text:p text:style-name="P13">Perform a range checking quality control for temperature and salinity.</text:p>
              <text:list>
                <text:list-item>
                  <text:p text:style-name="P13">Values out of range are set to nan.</text:p>
                </text:list-item>
              </text:list>
            </text:list-item>
            <text:list-item>
              <text:p text:style-name="P13">Store list of computed time series as <text:span text:style-name="T1">timeseries</text:span>.</text:p>
            </text:list-item>
            <text:list-item>
              <text:p text:style-name="P13">Store thermal lag parameters as <text:span text:style-name="T1">correctionParams</text:span>.</text:p>
            </text:list-item>
            <text:list-item>
              <text:p text:style-name="P13">Store transect time boundaries as <text:span text:style-name="T1">transects</text:span>.</text:p>
            </text:list-item>
            <text:list-item>
              <text:p text:style-name="P13">Store water velocity time series in its own struct as <text:span text:style-name="T1">waterInfo</text:span>.</text:p>
            </text:list-item>
          </text:list>
        </text:list-header>
      </text:list>
      <text:list xml:id="list1473828389" text:continue-list="list1768247798" text:style-name="L4">
        <text:list-item>
          <text:p text:style-name="P8">GridGliderData:</text:p>
        </text:list-item>
      </text:list>
      <text:list xml:id="list993153600" text:continue-list="list1757877577" text:style-name="L5">
        <text:list-header>
          <text:p text:style-name="P13">Compute instantaneous regular vertical profiles of selected variables from profiles identified in time series.</text:p>
          <text:list text:continue-numbering="true">
            <text:list-item>
              <text:p text:style-name="P13">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9"><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13">Spatio-temporal coordinates of each profile are the mean coordinates over all samples in the profile.</text:p>
            </text:list-item>
            <text:list-item>
              <text:p text:style-name="P13">Output is a struct with fields.</text:p>
              <text:list>
                <text:list-item>
                  <text:p text:style-name="P9"><text:span text:style-name="T1">gridCoords</text:span><text:span text:style-name="T2">: coordinate data struct with fields </text:span><text:span text:style-name="T1">dephRange</text:span><text:span text:style-name="T2">, </text:span><text:span text:style-name="T1">latitudeRange</text:span><text:span text:style-name="T2">, </text:span><text:soft-page-break/><text:span text:style-name="T1">longitudeRange</text:span><text:span text:style-name="T2">, </text:span><text:span text:style-name="T1">timeRange,</text:span><text:span text:style-name="T2"> </text:span><text:span text:style-name="T1">distanceRange.</text:span><text:span text:style-name="T2"> They are vectors with corresponding profile coordinates.</text:span></text:p>
                </text:list-item>
                <text:list-item>
                  <text:p text:style-name="P9"><text:span text:style-name="T1">grids</text:span><text:span text:style-name="T2">: struct with fields named after gridding variables. They are matrices containing column profiles.</text:span></text:p>
                </text:list-item>
                <text:list-item>
                  <text:p text:style-name="P9"><text:span text:style-name="T1">meanProfiles</text:span><text:span text:style-name="T2">: struct with fields named after gridding variables. They are scalars containing the corrsponding variable mean across all profiles.</text:span></text:p>
                </text:list-item>
                <text:list-item>
                  <text:p text:style-name="P9"><text:span text:style-name="T1">stdProfiles</text:span><text:span text:style-name="T2">: struct with fields named after gridding variables. They are scalars containing the corresponding variable standard deviation across all profiles.</text:span></text:p>
                </text:list-item>
              </text:list>
            </text:list-item>
          </text:list>
        </text:list-header>
        <text:list-item>
          <text:p text:style-name="P9"><text:span text:style-name="T3">GenerateScientificFigures</text:span><text:span text:style-name="T2">:</text:span></text:p>
          <text:p text:style-name="P13">Generate image files with plots of processed data and gridded data.</text:p>
          <text:list>
            <text:list-item>
              <text:p text:style-name="P13">Use setFiguresProperties() to configure common properties (color map, background colors, image final output device and format, image size and resolution, and font type and sizes). See details in appendix.</text:p>
            </text:list-item>
            <text:list-item>
              <text:p text:style-name="P13">Select <text:span text:style-name="T1">distanceOverGround</text:span> as x axis coordinate for vertical section plots with label 'Distance (Km)'.</text:p>
            </text:list-item>
            <text:list-item>
              <text:p text:style-name="P9"><text:span text:style-name="T2">Plot vertical section of measurements in processed data structure as a colored scatter plot with function </text:span><text:span text:style-name="T6">plotVerticalTransect(): </text:span><text:span text:style-name="T7">temperature</text:span><text:span text:style-name="T6">, </text:span><text:span text:style-name="T1">salinity_corrected_TH</text:span><text:span text:style-name="T2"> or </text:span><text:span text:style-name="T7">s</text:span><text:span text:style-name="T1">alinity</text:span><text:span text:style-name="T2">, </text:span><text:span text:style-name="T1">density</text:span><text:span text:style-name="T2">, </text:span><text:span text:style-name="T1">sound_velocity</text:span><text:span text:style-name="T2">, </text:span><text:span text:style-name="T1">chlorophyll</text:span><text:span text:style-name="T2">, </text:span><text:span text:style-name="T1">cdom</text:span><text:span text:style-name="T2">, </text:span><text:span text:style-name="T1">turbidity,</text:span><text:span text:style-name="T2"> </text:span><text:span text:style-name="T1">oxygen_saturation</text:span><text:span text:style-name="T2">, </text:span><text:span text:style-name="T1">irradiance{412,442,491,664}nm</text:span><text:span text:style-name="T2">, and </text:span><text:span text:style-name="T1">backscatter{470,532,660}</text:span><text:span text:style-name="T2">. See details in appendix.</text:span></text:p>
              <text:list>
                <text:list-item>
                  <text:p text:style-name="P9"><text:span text:style-name="T2">Depth is selected as y axis data</text:span><text:span text:style-name="T6"> with label 'Depth (m)'</text:span><text:span text:style-name="T2">.</text:span></text:p>
                </text:list-item>
                <text:list-item>
                  <text:p text:style-name="P13">Deal with logarithmic color scales (option not supported by MATLAB).</text:p>
                </text:list-item>
              </text:list>
            </text:list-item>
            <text:list-item>
              <text:p text:style-name="P9"><text:span text:style-name="T2">Plot profile statistics of measurements in gridded data with function plotMeanProfiles(): CTD (</text:span><text:span text:style-name="T1">temperature</text:span><text:span text:style-name="T2">, </text:span><text:span text:style-name="T1">salinity_corrected_TH</text:span><text:span text:style-name="T2"> or </text:span><text:span text:style-name="T1">salinity</text:span><text:span text:style-name="T2">, </text:span><text:span text:style-name="T1">density</text:span><text:span text:style-name="T2">), FLNTU </text:span>(<text:span text:style-name="T1">chlorophyll</text:span>, <text:span text:style-name="T1">turbidity</text:span>), and OXY <text:span text:style-name="T2">(</text:span><text:span text:style-name="T1">oxygen</text:span><text:span text:style-name="T2">, </text:span><text:span text:style-name="T1">oxygen_saturation</text:span><text:span text:style-name="T2">). See details in appendix.</text:span></text:p>
              <text:list>
                <text:list-item>
                  <text:p text:style-name="P13">One subplot per measured variable.</text:p>
                </text:list-item>
                <text:list-item>
                  <text:p text:style-name="P9"><text:span text:style-name="T2">Depth is selected as y axis data</text:span><text:span text:style-name="T6"> with label 'Depth (m)'</text:span><text:span text:style-name="T2">.</text:span></text:p>
                </text:list-item>
                <text:list-item>
                  <text:p text:style-name="P13">Legend is located at the bottom and at the less intrusive side.</text:p>
                </text:list-item>
              </text:list>
            </text:list-item>
            <text:list-item>
              <text:p text:style-name="P13">Update default figure properties with new size.</text:p>
            </text:list-item>
            <text:list-item>
              <text:p text:style-name="P9"><text:span text:style-name="T2">Plot temperature – salinity diagram of CTD measurements in processed data with plotTSDiagram(): </text:span><text:span text:style-name="T1">temperature</text:span><text:span text:style-name="T2">, </text:span><text:span text:style-name="T1">salinity_corrected_TH</text:span><text:span text:style-name="T2"> or </text:span><text:span text:style-name="T1">salinity</text:span><text:span text:style-name="T2">. See details in appendix.</text:span></text:p>
              <text:list>
                <text:list-item>
                  <text:p text:style-name="P13">Override color map to 'gray' and axes background color to white.</text:p>
                </text:list-item>
                <text:list-item>
                  <text:p text:style-name="P13">Compute sigma-t mesh grid for contour levels.</text:p>
                </text:list-item>
                <text:list-item>
                  <text:p text:style-name="P13">Compute sigma-t contour levels with a step of 0,2.</text:p>
                </text:list-item>
                <text:list-item>
                  <text:p text:style-name="P13">Plot temperature – salinity profiles as solid lines.</text:p>
                </text:list-item>
                <text:list-item>
                  <text:p text:style-name="P13">Plot sigma-t contours (isopycnals) and set their labels every 2 contour lines.</text:p>
                </text:list-item>
                <text:list-item>
                  <text:p text:style-name="P13">Adjust axes ('square', 'tight') and plot axis box.</text:p>
                </text:list-item>
              </text:list>
            </text:list-item>
            <text:list-item>
              <text:p text:style-name="P13"><text:soft-page-break/>Plot trajectory map with water velocity measurements in processed data with plotCurrentsMap(): waterInfo.lat (<text:span text:style-name="T1">latitude</text:span>), waterInfo.lon (<text:span text:style-name="T1">longitude</text:span>), waterInfo.</text:p>
              <text:list>
                <text:list-item>
                  <text:p text:style-name="P13">Convert waterInfo struct to array.</text:p>
                </text:list-item>
                <text:list-item>
                  <text:p text:style-name="P13">Keep only readings at surface after first GPS fix (<text:span text:style-name="T1">x_dr_state</text:span> &gt; 3)</text:p>
                </text:list-item>
                <text:list-item>
                  <text:p text:style-name="P13">Request WMS base layer adjusted to coordinate ranges.</text:p>
                </text:list-item>
                <text:list-item>
                  <text:p text:style-name="P13">Plot received layer as image.</text:p>
                </text:list-item>
                <text:list-item>
                  <text:p text:style-name="P13">Plot trajectory as solid line.</text:p>
                </text:list-item>
                <text:list-item>
                  <text:p text:style-name="P13">Plot water velocity vectors as a scaled quiver plot.</text:p>
                </text:list-item>
                <text:list-item>
                  <text:p text:style-name="P13">Adjust axes and plot axis grid and box.</text:p>
                </text:list-item>
              </text:list>
            </text:list-item>
          </text:list>
        </text:list-item>
      </text:list>
      <text:h text:style-name="Heading_20_2" text:outline-level="2">Dependencies</text:h>
      <text:p text:style-name="Text_20_body">The toolbox depends on the following external tools:</text:p>
      <text:list xml:id="list800447608" text:style-name="L6">
        <text:list-item>
          <text:p text:style-name="P18">Database client library.</text:p>
          <text:p text:style-name="P18">Currently using the MATLAB interface with the PostgreSQL JDBC (Java Database Connectivity) driver. An Octave alternative would be needed.</text:p>
          <text:p text:style-name="P18">It may be installed from the distribution repositories as a package <text:span text:style-name="T1">libpg-java</text:span> (renamed to <text:span text:style-name="T1">libpostgresql-jdbc-java</text:span><text:span text:style-name="T2"> in Debian repositories on March 2012</text:span>).</text:p>
          <text:p text:style-name="P18">Add the corresponding jar file (/usr/share/java/postgresql.jar) to the dynamic java classpath with javaaddpath (javaaddpath('/usr/share/java/postgresql.jar')) or to the static path adding it to the list in classpath.txt (edit classpath.txt).</text:p>
        </text:list-item>
        <text:list-item>
          <text:p text:style-name="P18">NetCDF library.</text:p>
          <text:p text:style-name="P18">Currently using <text:span text:style-name="T1">snctools</text:span> (MATLAB) or <text:span text:style-name="T1">octcdf</text:span> (Octave).</text:p>
          <text:p text:style-name="P18">For <text:span text:style-name="T1">snctools</text:span> follow instructions in the website:<text:line-break/><text:a xlink:type="simple" xlink:href="http://mexcdf.sourceforge.net/">http://mexcdf.sourceforge.net/</text:a></text:p>
          <text:p text:style-name="P18">The <text:span text:style-name="T1">octcdf</text:span> package may be installed from the distribution repositories as a package <text:span text:style-name="T1">octave-octcdf</text:span><text:span text:style-name="T2">.</text:span></text:p>
        </text:list-item>
        <text:list-item>
          <text:p text:style-name="P14">Slocum programs provided by Webb Research Company (WRC).</text:p>
          <text:p text:style-name="P18"><text:span text:style-name="T2">Currently only the program </text:span><text:span text:style-name="T1">dbd2asc</text:span><text:span text:style-name="T2"> is needed, providing binary to ascii conversion for Slocum data files.</text:span></text:p>
          <text:p text:style-name="P18"><text:span text:style-name="T2">The other programs provided by WRC are not used anymore: </text:span><text:span text:style-name="T1">dba2_orig_matlab</text:span><text:span text:style-name="T2">, </text:span><text:span text:style-name="T1">dba_sensor_filter</text:span><text:span text:style-name="T2">, </text:span><text:span text:style-name="T1">dba_merge</text:span><text:span text:style-name="T2">, </text:span><text:span text:style-name="T1">dba_time_filter</text:span><text:span text:style-name="T2"> and </text:span><text:span text:style-name="T1">rename_dbd_files</text:span><text:span text:style-name="T2">.</text:span></text:p>
          <text:p text:style-name="P14">In the past, all this programs were shipped with the toolbox, but they are not provided anymore.</text:p>
        </text:list-item>
        <text:list-item>
          <text:p text:style-name="P14">Sea water library.</text:p>
          <text:p text:style-name="P18"><text:span text:style-name="T2">Currently using CSIRO </text:span><text:span text:style-name="T1">seawater</text:span><text:span text:style-name="T2"> library, based on sea water equation EOS80, available at:<text:line-break/></text:span><text:a xlink:type="simple" xlink:href="http://www.cmar.csiro.au/datacentre/ext_docs/seawater.htm"><text:span text:style-name="T2">http://www.cmar.csiro.au/datacentre/ext_docs/seawater.htm</text:span></text:a></text:p>
          <text:p text:style-name="P14">Used to compute sea water properties (depth, salinity, density...) and to compute traveled planar distance if M_Map toolbox is not available.</text:p>
        </text:list-item>
        <text:list-item>
          <text:p text:style-name="P14">Mapping utilities.</text:p>
          <text:p text:style-name="P18"><text:soft-page-break/><text:span text:style-name="T2">Currently using </text:span><text:span text:style-name="T1">M_Map</text:span><text:span text:style-name="T2">, available at:<text:line-break/></text:span><text:a xlink:type="simple" xlink:href="http://www.eos.ubc.ca/~rich/map.html"><text:span text:style-name="T2">http://www.eos.ubc.ca/~rich/map.html</text:span></text:a></text:p>
          <text:p text:style-name="P14">Used to compute covered horizontal distance, and to plot segment mean water velocity map.</text:p>
        </text:list-item>
        <text:list-item>
          <text:p text:style-name="P14">UTC time handling helper functions for MATLAB.</text:p>
          <text:p text:style-name="P14">A compatibility wrapper function is provided in the toolbox.</text:p>
          <text:p text:style-name="P18"><text:span text:style-name="T2">For MATLAB, it uses a mex file calling the standard C </text:span><text:span text:style-name="T1">time()</text:span><text:span text:style-name="T2"> function. The mex file may be built with the setup function </text:span><text:span text:style-name="T1">setupMexPosixtime()</text:span><text:span text:style-name="T2">.</text:span></text:p>
          <text:p text:style-name="P18"><text:span text:style-name="T2">For Octave, the already shipped </text:span><text:span text:style-name="T1">time()</text:span><text:span text:style-name="T2"> function is used.</text:span></text:p>
        </text:list-item>
        <text:list-item>
          <text:p text:style-name="P14">Polygon triangulation function.</text:p>
          <text:p text:style-name="P14">Currently using the General Polygon Clipper library (GPC) through a mex file interface.</text:p>
          <text:p text:style-name="P18"><text:span text:style-name="T2">On Debian based systems, GPC is provided by package </text:span><text:span text:style-name="T1">libgpcl-dev</text:span><text:span text:style-name="T2"> in the non-free section of the official repositories. Alternatively, it may be downloaded from the official web site: </text:span><text:a xlink:type="simple" xlink:href="http://www.cs.man.ac.uk/~amurta/software/index.html#gpc"><text:span text:style-name="T2">http://www.cs.man.ac.uk/~amurta/software/index.html#gpc</text:span></text:a></text:p>
          <text:p text:style-name="P18"><text:span text:style-name="T2">The mex file may be built from provided C sources with the setup function </text:span><text:span text:style-name="T1">setupMexPoly2tri()</text:span><text:span text:style-name="T2">.</text:span></text:p>
        </text:list-item>
      </text:list>
      <text:list xml:id="list1660735093" text:style-name="L7">
        <text:list-item>
          <text:list>
            <text:list-item>
              <text:p text:style-name="P15">If it is not possible to use the GPC library, an alternative implementation based on the Delaunay triangulation class DelaunayTri is provided in the corresponding documentation m file (MATLAB only).</text:p>
            </text:list-item>
          </text:list>
        </text:list-item>
      </text:list>
      <text:list xml:id="list1613374531" text:continue-list="list800447608" text:style-name="L6">
        <text:list-header>
          <text:p text:style-name="P14">Used to triangulate the region bounded by measurements in consecutive casts during sensor lag and thermal lag parameter estimation, which may form a self intersecting polygon.</text:p>
        </text:list-header>
        <text:list-item>
          <text:p text:style-name="P14">Optimization toolbox.</text:p>
          <text:p text:style-name="P14">Provided by MATLAB only. No suitable Octave alternative.</text:p>
          <text:p text:style-name="P14">Used to solve constrained minimization problems for thermal lag and sensor lag parameter estimation.</text:p>
        </text:list-item>
      </text:list>
      <text:h text:style-name="Heading_20_2" text:outline-level="2">Proposed configuration options</text:h>
      <text:list xml:id="list522276070" text:style-name="L8">
        <text:list-item>
          <text:p text:style-name="P19">database_access: struct with data base access parameters.</text:p>
          <text:list>
            <text:list-item>
              <text:p text:style-name="P19">url</text:p>
            </text:list-item>
            <text:list-item>
              <text:p text:style-name="P19">name</text:p>
            </text:list-item>
            <text:list-item>
              <text:p text:style-name="P19">user</text:p>
            </text:list-item>
            <text:list-item>
              <text:p text:style-name="P19">password</text:p>
            </text:list-item>
            <text:list-item>
              <text:p text:style-name="P19">driver</text:p>
            </text:list-item>
          </text:list>
        </text:list-item>
        <text:list-item>
          <text:p text:style-name="P19">database_fields: struct mapping each deployment parameter field name with the corresponding column in the query.</text:p>
          <text:list>
            <text:list-item>
              <text:p text:style-name="P19">glider_name: glider platform name.</text:p>
            </text:list-item>
            <text:list-item>
              <text:p text:style-name="P19">deployment_name: deployment name.</text:p>
            </text:list-item>
            <text:list-item>
              <text:p text:style-name="P19">deployment_sttart_date: deployment start date (seconds since POSIX epoch).</text:p>
            </text:list-item>
            <text:list-item>
              <text:p text:style-name="P19">deployment_end_date: deployment end date (seconds since POSIX epoch).</text:p>
            </text:list-item>
          </text:list>
        </text:list-item>
        <text:list-item>
          <text:p text:style-name="P19"><text:soft-page-break/>database_query: query to get the deployment parameters.</text:p>
        </text:list-item>
        <text:list-item>
          <text:p text:style-name="P19">local_paths: glider url patterns according to new filesystem layout.</text:p>
          <text:list>
            <text:list-item>
              <text:p text:style-name="P19">binary</text:p>
            </text:list-item>
            <text:list-item>
              <text:p text:style-name="P19">cache</text:p>
            </text:list-item>
            <text:list-item>
              <text:p text:style-name="P19">log</text:p>
            </text:list-item>
            <text:list-item>
              <text:p text:style-name="P19">ascii</text:p>
            </text:list-item>
            <text:list-item>
              <text:p text:style-name="P19">figures</text:p>
            </text:list-item>
            <text:list-item>
              <text:p text:style-name="P19">netcdf_l0</text:p>
            </text:list-item>
            <text:list-item>
              <text:p text:style-name="P19">netcdf_l1</text:p>
            </text:list-item>
            <text:list-item>
              <text:p text:style-name="P19">netcdf_l2</text:p>
            </text:list-item>
            <text:list-item>
              <text:p text:style-name="P19">processing_log</text:p>
            </text:list-item>
          </text:list>
        </text:list-item>
        <text:list-item>
          <text:p text:style-name="P19">public_product_paths:</text:p>
          <text:list>
            <text:list-item>
              <text:p text:style-name="P19">nc_l0</text:p>
            </text:list-item>
            <text:list-item>
              <text:p text:style-name="P19">nc_l1</text:p>
            </text:list-item>
            <text:list-item>
              <text:p text:style-name="P19">nc_l2</text:p>
            </text:list-item>
            <text:list-item>
              <text:p text:style-name="P19">figure_description_json</text:p>
            </text:list-item>
            <text:list-item>
              <text:p text:style-name="P19">figure_dir</text:p>
            </text:list-item>
          </text:list>
        </text:list-item>
      </text:list>
      <text:h text:style-name="Heading_20_2" text:outline-level="2">Proposed changes</text:h>
      <text:list xml:id="list1364045878" text:continue-numbering="true" text:style-name="L8">
        <text:list-item>
          <text:p text:style-name="P19">GetDeploymentsRemotely:</text:p>
          <text:list>
            <text:list-item>
              <text:p text:style-name="P19">Switch to retrieve information from data base.</text:p>
            </text:list-item>
          </text:list>
        </text:list-item>
        <text:list-item>
          <text:p text:style-name="P19">GetDockserverFiles:</text:p>
          <text:list>
            <text:list-item>
              <text:p text:style-name="P19">?? Split structured arguments in basic arguments:</text:p>
              <text:list>
                <text:list-item>
                  <text:p text:style-name="P19">ftp url, user, and password.</text:p>
                </text:list-item>
                <text:list-item>
                  <text:p text:style-name="P19">Deployment/mission start date and time (default POSIX epoch) and end date and time (default now).</text:p>
                </text:list-item>
                <text:list-item>
                  <text:p text:style-name="P19">Target directory for binary and log files.</text:p>
                </text:list-item>
                <text:list-item>
                  <text:p text:style-name="P19">Glider name.</text:p>
                </text:list-item>
                <text:list-item>
                  <text:p text:style-name="P19">?? remote binary and log paths.</text:p>
                </text:list-item>
              </text:list>
            </text:list-item>
          </text:list>
        </text:list-item>
        <text:list-item>
          <text:p text:style-name="P19">ConvertSlocumBinaries:</text:p>
          <text:list>
            <text:list-item>
              <text:p text:style-name="P19">?? Add option for path of conversion binaries.</text:p>
            </text:list-item>
            <text:list-item>
              <text:p text:style-name="P19">Reimplement absolute path conversion function using fileattrib.</text:p>
            </text:list-item>
            <text:list-item>
              <text:p text:style-name="P19">?? Switch to conversion to dba, separated merge (newly implemented or using shipped executables), and dba2struct conversion function.</text:p>
            </text:list-item>
          </text:list>
        </text:list-item>
        <text:list-item>
          <text:p text:style-name="P19"><text:soft-page-break/>Image output directory:</text:p>
          <text:list>
            <text:list-item>
              <text:p text:style-name="P19">Switch ${outputDirs.imageBaseLocalPath}/${GLIDER}/${DEPLOYMENT} to 'figures' directory in glider deployment/mission data directory tree.</text:p>
            </text:list-item>
          </text:list>
        </text:list-item>
        <text:list-item>
          <text:p text:style-name="P19">LoadTransectData:</text:p>
          <text:list>
            <text:list-item>
              <text:p text:style-name="P19">ListLoaders and SortLoaders:</text:p>
              <text:list>
                <text:list-item>
                  <text:p text:style-name="P19">?? Change .ascii for folder at line 48.</text:p>
                </text:list-item>
                <text:list-item>
                  <text:p text:style-name="P19">Clean up unnecessary code in sortLoaders (use regex matches).</text:p>
                </text:list-item>
                <text:list-item>
                  <text:p text:style-name="P19">?? Fusion ListLoaders and SortLoaders.</text:p>
                </text:list-item>
              </text:list>
            </text:list-item>
            <text:list-item>
              <text:p text:style-name="P19">DealWithGlobalWorkspace</text:p>
              <text:list>
                <text:list-item>
                  <text:p text:style-name="P19">Simplify saving functionality.</text:p>
                </text:list-item>
              </text:list>
            </text:list-item>
            <text:list-item>
              <text:p text:style-name="P19">Simplify ListLoaders.</text:p>
            </text:list-item>
            <text:list-item>
              <text:p text:style-name="P19">Move sorting code to output function or use shipped sortrows.</text:p>
            </text:list-item>
          </text:list>
        </text:list-item>
        <text:list-item>
          <text:p text:style-name="P19">RemoveDuplicatedRecords:</text:p>
          <text:list>
            <text:list-item>
              <text:p text:style-name="P19">Clarify option meaning.</text:p>
            </text:list-item>
            <text:list-item>
              <text:p text:style-name="P19">Reimplement to allow different fill methods ('delete', 'first', 'last', 'mean').</text:p>
            </text:list-item>
          </text:list>
        </text:list-item>
        <text:list-item>
          <text:p text:style-name="P19">GenerateNcProduct, GetRawGliderVarAtts, GetProcGliderVarAtts and WriteGliderStaticMetadata:</text:p>
          <text:list>
            <text:list-item>
              <text:p text:style-name="P19">Take out code for copying files to product public path (move it to main script).</text:p>
            </text:list-item>
            <text:list-item>
              <text:p text:style-name="P19">?? Add 'coordinates' attribute to variables.</text:p>
            </text:list-item>
            <text:list-item>
              <text:p text:style-name="P19">Check for CF 1.6 conventions.</text:p>
            </text:list-item>
            <text:list-item>
              <text:p text:style-name="P19">Check for attributes.</text:p>
              <text:list>
                <text:list-item>
                  <text:p text:style-name="P19">Latitude and longitude units: nmea, degrees.</text:p>
                </text:list-item>
              </text:list>
            </text:list-item>
            <text:list-item>
              <text:p text:style-name="P19">Move code to function generating each level file.</text:p>
            </text:list-item>
            <text:list-item>
              <text:p text:style-name="P19">Use external structs to pass variable attributes and global attributes as arguments.</text:p>
            </text:list-item>
          </text:list>
        </text:list-item>
        <text:list-item>
          <text:p text:style-name="P19">Nmea2deg:</text:p>
          <text:list>
            <text:list-item>
              <text:p text:style-name="P19">Simplify code using fix and rem (deg = fix(nmea/100) + rem(nmea,100)/60)</text:p>
            </text:list-item>
          </text:list>
        </text:list-item>
        <text:list-item>
          <text:p text:style-name="P19">Introduce preprocessing/unit_conversion stage (previous to L0) to deal with:</text:p>
          <text:list>
            <text:list-item>
              <text:p text:style-name="P19">Latitude and longitude nmea format.</text:p>
            </text:list-item>
          </text:list>
        </text:list-item>
        <text:list-item>
          <text:p text:style-name="P19">ProcessGliderData:</text:p>
          <text:list>
            <text:list-item>
              <text:p text:style-name="P19">Add meta output argument to track processing issues:</text:p>
              <text:list>
                <text:list-item>
                  <text:p text:style-name="P19">interpolated variable values</text:p>
                </text:list-item>
              </text:list>
            </text:list-item>
            <text:list-item>
              <text:p text:style-name="P19">Recode to avoid use of unnecessary variables (eval and clear constructs)</text:p>
              <text:list>
                <text:list-item>
                  <text:p text:style-name="P19">Note: probably was coded this way for some reason related to the fact that shipped m-loaders introduce global variables for each sensor.</text:p>
                </text:list-item>
              </text:list>
            </text:list-item>
            <text:list-item>
              <text:p text:style-name="P19"><text:soft-page-break/>Recode removing spatio-temporal unreferenced data section because there is an unnecessary double check.</text:p>
            </text:list-item>
            <text:list-item>
              <text:p text:style-name="P19">Move desynchronized data removal code to a separate function.</text:p>
            </text:list-item>
            <text:list-item>
              <text:p text:style-name="P19">Do desynchronized data removal in the regularization section prior to the computation of time series.</text:p>
            </text:list-item>
            <text:list-item>
              <text:p text:style-name="P19">?? Change identification of profile for a cleaner approach.</text:p>
              <text:list>
                <text:list-item>
                  <text:p text:style-name="P19">Create glider direction time series marking the direction of the glider at each record with -1 for downcast, 1 for upcast and 0 for start/end points of upcasts and downcasts.</text:p>
                </text:list-item>
                <text:list-item>
                  <text:p text:style-name="P19">Change existing profile index time serie to all profiles numbered (decimal numbers at start/end of upcast/downcast).</text:p>
                </text:list-item>
                <text:list-item>
                  <text:p text:style-name="P19">Use function to validate a single profile.</text:p>
                </text:list-item>
              </text:list>
            </text:list-item>
            <text:list-item>
              <text:p text:style-name="P19">Change sensor lag related code:</text:p>
              <text:list>
                <text:list-item>
                  <text:p text:style-name="P19">Do the parameter estimation and the correction in the same cell (loop over sensor) according to new option specification.</text:p>
                </text:list-item>
                <text:list-item>
                  <text:p text:style-name="P19">?? Correct full serie instead of individual profiles.</text:p>
                </text:list-item>
              </text:list>
            </text:list-item>
            <text:list-item>
              <text:p text:style-name="P19">Change thermal lag related code.</text:p>
              <text:list>
                <text:list-item>
                  <text:p text:style-name="P19">Do the parameter estimation and correction on the same cell (loop over sets of correction parameters).</text:p>
                </text:list-item>
                <text:list-item>
                  <text:p text:style-name="P19">?? Correct full serie instead of individual profiles.</text:p>
                </text:list-item>
                <text:list-item>
                  <text:p text:style-name="P19">Adapt code for new option specification.</text:p>
                </text:list-item>
              </text:list>
            </text:list-item>
            <text:list-item>
              <text:p text:style-name="P19">Move quality control code to its own function and call it from main script.</text:p>
            </text:list-item>
            <text:list-item>
              <text:p text:style-name="P19">?? Store water current information as any other timeserie.</text:p>
            </text:list-item>
            <text:list-item>
              <text:p text:style-name="P19">?? Index transects (traversal from one waypoint to an other) as did it for the profiles.</text:p>
            </text:list-item>
          </text:list>
        </text:list-item>
        <text:list-item>
          <text:p text:style-name="P19">FillScienceTime:</text:p>
          <text:list>
            <text:list-item>
              <text:p text:style-name="P19">?? Switch from interpolate over index (regular sampling assumption) to interpolate over navigation time.</text:p>
              <text:p text:style-name="P19">@GLIDERTEAM: Are there scientific data records without scientific time?</text:p>
              <text:p text:style-name="P19">@GLIDERTEAM: Are there navigation data records without navigation time?</text:p>
            </text:list-item>
          </text:list>
        </text:list-item>
        <text:list-item>
          <text:p text:style-name="P19">ApplyPressureFilter</text:p>
          <text:list>
            <text:list-item>
              <text:p text:style-name="P19">Pass time constant (filter duration) as input argument.</text:p>
            </text:list-item>
            <text:list-item>
              <text:p text:style-name="P19">Recode it removing duplicate record handling.</text:p>
            </text:list-item>
          </text:list>
        </text:list-item>
        <text:list-item>
          <text:p text:style-name="P19">FindVariableTimeConstant:</text:p>
          <text:list>
            <text:list-item>
              <text:p text:style-name="P19">?? Move code to main processing function.</text:p>
            </text:list-item>
            <text:list-item>
              <text:p text:style-name="P19">Split structured time serie input into time, depth, direction and variable sequences.</text:p>
            </text:list-item>
            <text:list-item>
              <text:p text:style-name="P19">Add argument selecting the combining method ('mean', 'median', 'max', 'min') either as <text:soft-page-break/>function handle or function name string (default to median).</text:p>
            </text:list-item>
            <text:list-item>
              <text:p text:style-name="P19">Remove option argument and take debugPlot code out to main processing function.</text:p>
            </text:list-item>
          </text:list>
        </text:list-item>
        <text:list-item>
          <text:p text:style-name="P19">AdjustTimeConstant:</text:p>
          <text:list>
            <text:list-item>
              <text:p text:style-name="P19">Split profile struct input arguments into time, depth and variable sequences.</text:p>
            </text:list-item>
            <text:list-item>
              <text:p text:style-name="P19">Move nested function to sub-function.</text:p>
            </text:list-item>
          </text:list>
        </text:list-item>
        <text:list-item>
          <text:p text:style-name="P19">CorrectTimeResponse:</text:p>
          <text:list>
            <text:list-item>
              <text:p text:style-name="P19">Adapt it to accept invalid values (NaN) in input, preserving them in output.</text:p>
            </text:list-item>
            <text:list-item>
              <text:p text:style-name="P19">Simplify it using gradient or find already shipped function doing the same.</text:p>
            </text:list-item>
          </text:list>
        </text:list-item>
        <text:list-item>
          <text:p text:style-name="P19">FindGliderParams:</text:p>
          <text:list>
            <text:list-item>
              <text:p text:style-name="P19">?? Move code to main processing function.</text:p>
            </text:list-item>
            <text:list-item>
              <text:p text:style-name="P19">Split structured time serie input into time, depth, direction, temperature and conductivity <text:s/>sequences.</text:p>
            </text:list-item>
            <text:list-item>
              <text:p text:style-name="P19">Add argument selecting the combining method ('mean', 'median', 'max', 'min') either as function handle or function name string (default to median).</text:p>
            </text:list-item>
            <text:list-item>
              <text:p text:style-name="P19">Remove option argument and take debugPlot code out to main processing function.</text:p>
            </text:list-item>
          </text:list>
        </text:list-item>
        <text:list-item>
          <text:p text:style-name="P19">AdjustThermalLagParams:</text:p>
          <text:list>
            <text:list-item>
              <text:p text:style-name="P19">Split structured time serie input into time, depth, direction, temperature and conductivity sequences.</text:p>
            </text:list-item>
            <text:list-item>
              <text:p text:style-name="P19">Move nested function to sub-function.</text:p>
            </text:list-item>
          </text:list>
        </text:list-item>
        <text:list-item>
          <text:p text:style-name="P19">CorrectThermalLag:</text:p>
          <text:list>
            <text:list-item>
              <text:p text:style-name="P19">Split input profile structure into several arguments (time, depth, temperature, conductivity, pitch).</text:p>
            </text:list-item>
            <text:list-item>
              <text:p text:style-name="P19">?? Make pitch input mandatory or default it to 90º (perfectly vertical profile).</text:p>
            </text:list-item>
            <text:list-item>
              <text:p text:style-name="P19">Make correction parameters argument mandatory.</text:p>
              <text:list>
                <text:list-item>
                  <text:p text:style-name="P19">Move default ones out to its own function.</text:p>
                </text:list-item>
              </text:list>
            </text:list-item>
            <text:list-item>
              <text:p text:style-name="P19">Split output profile into temperature in cell and conductivity out of cell sequences.</text:p>
            </text:list-item>
          </text:list>
        </text:list-item>
        <text:list-item>
          <text:p text:style-name="P19">BuildPolygon:</text:p>
          <text:list>
            <text:list-item>
              <text:p text:style-name="P19">Recode section computing area to avoid loop.</text:p>
            </text:list-item>
          </text:list>
        </text:list-item>
        <text:list-item>
          <text:p text:style-name="P19">GridGliderData:</text:p>
          <text:list>
            <text:list-item>
              <text:p text:style-name="P19">Pass grid variable selection as argument.</text:p>
            </text:list-item>
          </text:list>
        </text:list-item>
        <text:list-item>
          <text:p text:style-name="P19">Plotting functions:</text:p>
          <text:list>
            <text:list-item>
              <text:p text:style-name="P19">Recode for flexibility and generality.</text:p>
            </text:list-item>
            <text:list-item>
              <text:p text:style-name="P19">?? Move color bar to top.</text:p>
            </text:list-item>
            <text:list-item>
              <text:p text:style-name="P19">?? Move ticks to top.</text:p>
            </text:list-item>
            <text:list-item>
              <text:p text:style-name="P19">?? Add minimum and maximum value to profile statistics</text:p>
            </text:list-item>
            <text:list-item>
              <text:p text:style-name="P19"><text:soft-page-break/>?? Add color data to T-S diagrams.</text:p>
              <text:list>
                <text:list-item>
                  <text:p text:style-name="P19">Profile index</text:p>
                </text:list-item>
                <text:list-item>
                  <text:p text:style-name="P19">Depth</text:p>
                </text:list-item>
              </text:list>
            </text:list-item>
            <text:list-item>
              <text:p text:style-name="P19">Use M_Map instead of WMS for base map image.</text:p>
            </text:list-item>
            <text:list-item>
              <text:p text:style-name="P19">Use colored vector field plot instead of scaled quiver plot.</text:p>
            </text:list-item>
          </text:list>
        </text:list-item>
        <text:list-item>
          <text:p text:style-name="P19">Main script</text:p>
          <text:list>
            <text:list-item>
              <text:p text:style-name="P19">Split the stages better: deployment listing, binary file downloading, binary file conversion, data processing and data output.</text:p>
            </text:list-item>
            <text:list-item>
              <text:p text:style-name="P19">Use private product data paths configured in configuration section.</text:p>
            </text:list-item>
            <text:list-item>
              <text:p text:style-name="P19">Convert only newly downloaded files.</text:p>
            </text:list-item>
            <text:list-item>
              <text:p text:style-name="P19">Remove unused variable missionId.</text:p>
            </text:list-item>
            <text:list-item>
              <text:p text:style-name="P19">Use public products struct for public access to NetCDF and figures. It may contain the following fields:</text:p>
              <text:list>
                <text:list-item>
                  <text:p text:style-name="P19">NetCDF L0, L1 and L2 product public path (for THREDDS).</text:p>
                  <text:p text:style-name="P19">If the field is present the corresponding product is copied to given path.</text:p>
                </text:list-item>
                <text:list-item>
                  <text:p text:style-name="P19">Figures public path url for images and json:</text:p>
                  <text:p text:style-name="P19">If the field is present images are copied (linked?) to given path and a json file describing the figures is generated with the given name.</text:p>
                </text:list-item>
              </text:list>
            </text:list-item>
            <text:list-item>
              <text:p text:style-name="P19">Copy/link output products at the end of whole processing chain if needed (based on output products struct).</text:p>
            </text:list-item>
            <text:list-item>
              <text:p text:style-name="P19">Split sensor lag correction option into separated flags for each sensor. Each sensor has two option fields</text:p>
              <text:list>
                <text:list-item>
                  <text:p text:style-name="P19">enabling correction: true or false</text:p>
                </text:list-item>
                <text:list-item>
                  <text:p text:style-name="P19">correction parameters: struct with one field:</text:p>
                  <text:list>
                    <text:list-item>
                      <text:p text:style-name="P19">time constant (empty for estimation).</text:p>
                    </text:list-item>
                  </text:list>
                </text:list-item>
              </text:list>
            </text:list-item>
            <text:list-item>
              <text:p text:style-name="P19">Change thermal lag correction option specification. There are two option fields:</text:p>
              <text:list>
                <text:list-item>
                  <text:p text:style-name="P19">enabling correction: true or false.</text:p>
                </text:list-item>
                <text:list-item>
                  <text:p text:style-name="P19">correction parameters: struct array with fields:</text:p>
                  <text:list>
                    <text:list-item>
                      <text:p text:style-name="P19">temperature serie to be used.</text:p>
                    </text:list-item>
                    <text:list-item>
                      <text:p text:style-name="P19">conductivity serie to be used.</text:p>
                    </text:list-item>
                    <text:list-item>
                      <text:p text:style-name="P19">constants ([a_o a_s t_o t_s], empty for estimation).</text:p>
                    </text:list-item>
                  </text:list>
                </text:list-item>
              </text:list>
            </text:list-item>
            <text:list-item>
              <text:p text:style-name="P19">Call new function performing quality control.</text:p>
            </text:list-item>
            <text:list-item>
              <text:p text:style-name="P19">Add grid variable options to configuration section.</text:p>
              <text:list>
                <text:list-item>
                  <text:p text:style-name="P19">variables to be gridded.</text:p>
                </text:list-item>
                <text:list-item>
                  <text:p text:style-name="P19">depth resolution.</text:p>
                </text:list-item>
              </text:list>
            </text:list-item>
            <text:list-item>
              <text:p text:style-name="P19"><text:soft-page-break/>Remove unused xmlImgsList variable.</text:p>
            </text:list-item>
          </text:list>
        </text:list-item>
      </text:list>
      <text:h text:style-name="Heading_20_2" text:outline-level="2">Open questions</text:h>
      <text:list xml:id="list464023161" text:style-name="L9">
        <text:list-item>
          <text:p text:style-name="P20">Should file system layout and processing chain design be oriented towards a scheme based on</text:p>
          <text:list>
            <text:list-item>
              <text:p text:style-name="P20">glider &gt; deployment</text:p>
            </text:list-item>
            <text:list-item>
              <text:p text:style-name="P20">glider &gt; deployment &gt; mission</text:p>
            </text:list-item>
          </text:list>
        </text:list-item>
        <text:list-item>
          <text:p text:style-name="P20">Should we rethink the time sensor selection for Slocum data?</text:p>
          <text:p text:style-name="P20">Given the behavior of dba_merge (copying science timestamp to navigation timestamp) it seems that m_present_time should be used, and that both timestamps are assumed to be the same.</text:p>
        </text:list-item>
        <text:list-item>
          <text:p text:style-name="P20">Should we change sea water equation from EOS-80 to TEOS10 (from CSIRO's SeaWater library to GSW Oceanographic Toolbox)?</text:p>
        </text:list-item>
        <text:list-item>
          <text:p text:style-name="P20">Why ctd pressure is converted from bars to decibars?</text:p>
          <text:p text:style-name="P20">Probably because standard deriving functions from seawater toolbox (implementing UNESCO algorithms) want it this way.</text:p>
        </text:list-item>
        <text:list-item>
          <text:p text:style-name="P20">Shall we improve the cast identification (low pass filtering the depth, using the pitch, using an interval of minimum vertical speed...)?</text:p>
          <text:p text:style-name="P20">The original code identifies all casts but counts only valid CTD casts as described above.</text:p>
          <text:p text:style-name="P20">The new version identifies all casts in the same way, but count them all too, letting other processings select only the casts valid for them.</text:p>
        </text:list-item>
        <text:list-item>
          <text:p text:style-name="P20">Should pressure filter time constant be adjusted?</text:p>
          <text:p text:style-name="P20">Ctd pressure is filtered with a time constant of 4 seconds after resampling the sequence to a regular 1hz signal. This is consistent with the recommendation of use a time constant equal to four times the scan rate given in Seabird Data Processing Manual (p. 97):</text:p>
          <text:p text:style-name="P20"><text:a xlink:type="simple" xlink:href="http://www.seabird.com/pdf_documents/manuals/SBEDataProcessing_7.21k.pdf">http://www.seabird.com/pdf_documents/manuals/SBEDataProcessing_7.21k.pdf</text:a></text:p>
        </text:list-item>
        <text:list-item>
          <text:p text:style-name="P20">How to handle strange initial lines in ascii Slocum files?</text:p>
          <text:p text:style-name="P20">The conversion from Slocum binary data ([smdtne].bd) to ascii data (.dba) is done with the program dbd2asc. This program accepts an option -o documented as follows:</text:p>
          <text:p text:style-name="P20">-o Output initial data lines (makes it behave like version:none)</text:p>
          <text:p text:style-name="P20">From source code inspection, it seems that:</text:p>
          <text:list>
            <text:list-item>
              <text:p text:style-name="P20"><text:s/>when the option IS NOT used, the program dbd2asc ommits the first line of data of every input file. However, when this option is used</text:p>
            </text:list-item>
            <text:list-item>
              <text:p text:style-name="P20"><text:s/>when the option IS used, the program dbd2asc prints the first line of data of the first input file, and ommits the first line of data of all other input files.</text:p>
            </text:list-item>
          </text:list>
          <text:p text:style-name="P20">It seems that when this option is used, all dba lines contain a special first line of data, with some strange values (they look like internal variable initialization values).</text:p>
          <text:p text:style-name="P20">When this option is not used, most of the files DO NOT contain that line. However, there are still some files in which the line DOES appear, even if the -o option was not used. On this files, when the -o option is used two of these strange lines appear.</text:p>
          <text:p text:style-name="P20"><text:soft-page-break/>Example file: ideep-2012-252-1-0.ebd</text:p>
          <text:p text:style-name="P20">What are these lines? What do they values mean?</text:p>
          <text:p text:style-name="P20">When are these lines included in the ascii version of data file even if the -o option was not used?</text:p>
          <text:p text:style-name="P20">The CTD timestamp sensor (sci_ctd41cp_timestamp) has always 0 value in this lines, and hence it is unusable (unless further ugly hacking). What should we do?</text:p>
        </text:list-item>
        <text:list-item>
          <text:p text:style-name="P20">Thermal lag correction may use wrong coefficients.</text:p>
          <text:p text:style-name="P20">The themal lag correction consist of a recursive scheme with two coefficients, that depend on the thermal lag parameters (alpha and tau) and on the <text:span text:style-name="T1">Nyquist sampling frequency</text:span> (half the sampling frequency). However, it seems that the sampling frequency is used. Is it wrong?</text:p>
        </text:list-item>
      </text:list>
      <text:list xml:id="list1465785879" text:style-name="L10">
        <text:list-item>
          <text:list>
            <text:list-item>
              <text:p text:style-name="P21">In paper by Garau and others the coefficient description may be wrong. At least, it is not consistent with cited papers from Morison and others, and from Lueck and others (CONFIRMED and CORRECTED).</text:p>
            </text:list-item>
          </text:list>
        </text:list-item>
      </text:list>
      <text:list xml:id="list1286637878" text:continue-list="list464023161" text:style-name="L9">
        <text:list-item>
          <text:p text:style-name="P20">Thermal lag correction uses an undocumented depth rate to flow speed transformation.</text:p>
          <text:p text:style-name="P20">The thermal lag correction parameters depend on the flow speed inside the conductivity cell.</text:p>
          <text:p text:style-name="P20">This is computed from the surge speed (derived from the glider depth rate and the pitch angle), scaling it by a factor computed from the value of a polynomial at the same surge speed.</text:p>
          <text:p text:style-name="P20">The origin of the polynomial and the resulting factor is unknown (original code says 'ask Gordon for origin'). Where do all this come from?</text:p>
        </text:list-item>
      </text:list>
      <text:list xml:id="list2048786289" text:style-name="L11">
        <text:list-item>
          <text:list>
            <text:list-item>
              <text:p text:style-name="P22">It seems that the surge speed should be taken as the absolute value of the quotient between depth rate and pitch sine. Otherwise, negative flow speeds may result from the conversion described above. This might be wrong in the original code.</text:p>
            </text:list-item>
          </text:list>
        </text:list-item>
      </text:list>
      <text:list xml:id="list1553098500" text:continue-list="list1286637878" text:style-name="L9">
        <text:list-item>
          <text:p text:style-name="P20">Shall/Can we improve thermal lag parameter estimation?</text:p>
          <text:p text:style-name="P20">Thermal lag parameters for glider casts are modeled as a function of the flow speed (<text:span text:style-name="T4">v</text:span>) according to the following equations for CTD profiles with non-constant velocity:</text:p>
          <text:list>
            <text:list-header>
              <text:p text:style-name="P20"><text:span text:style-name="T4">alpha</text:span> = <text:span text:style-name="T4">alpha_o</text:span> + <text:span text:style-name="T4">alpha_s</text:span> / <text:span text:style-name="T4">v</text:span></text:p>
              <text:p text:style-name="P20"><text:span text:style-name="T4">tau</text:span> = <text:span text:style-name="T4">tau_o</text:span> + <text:span text:style-name="T4">tau_s</text:span> / sqrt(<text:span text:style-name="T4">v</text:span>)</text:p>
            </text:list-header>
            <text:list-item>
              <text:p text:style-name="P23">Which objective function should we take?</text:p>
            </text:list-item>
          </text:list>
        </text:list-item>
      </text:list>
      <text:list xml:id="list1350586413" text:style-name="L12">
        <text:list-item>
          <text:list>
            <text:list-item>
              <text:p text:style-name="P24">Area in a temperature-salinity diagram or area in a depth-salinity diagram.</text:p>
              <text:list>
                <text:list-item>
                  <text:p text:style-name="P24">Temperature-salinity option seems better, because of slow spatial variation. </text:p>
                </text:list-item>
              </text:list>
            </text:list-item>
            <text:list-item>
              <text:p text:style-name="P24">Should we correct both profiles as a single sequence, and take only up-down cast pairs?</text:p>
              <text:p text:style-name="P24">Since the correction is initially 0, in a down-up profile, the first segment of the second cast it is not corrected, even though it may be affected by thermal lag if it is near the thermocline.</text:p>
            </text:list-item>
          </text:list>
        </text:list-item>
      </text:list>
      <text:list xml:id="list1065571010" text:continue-list="list1553098500" text:style-name="L9">
        <text:list-item>
          <text:list>
            <text:list-item>
              <text:p text:style-name="P23">Which initial conditions should we take?</text:p>
            </text:list-item>
          </text:list>
        </text:list-item>
      </text:list>
      <text:list xml:id="list320293010" text:style-name="L13">
        <text:list-item>
          <text:list>
            <text:list-item>
              <text:p text:style-name="P25">[0 0 0 0] (this seems to be a local extremum for the constrained minimization, so it does not work well).</text:p>
            </text:list-item>
            <text:list-item>
              <text:p text:style-name="P25"><text:soft-page-break/>[0.0135 0.0264 7.1499 2.7858] from Morison (1994).</text:p>
              <text:list>
                <text:list-item>
                  <text:p text:style-name="P25">This seems to be closely related to the method used. The interior point method seems to be the most suitable, and both conditions converge to very close solutions.</text:p>
                </text:list-item>
              </text:list>
            </text:list-item>
          </text:list>
        </text:list-item>
      </text:list>
      <text:list xml:id="list1998666151" text:continue-list="list1065571010" text:style-name="L9">
        <text:list-item>
          <text:list>
            <text:list-item>
              <text:p text:style-name="P23">Should we change the parameter constrains?</text:p>
            </text:list-item>
          </text:list>
        </text:list-item>
      </text:list>
      <text:list xml:id="list1560937239" text:style-name="L14">
        <text:list-item>
          <text:list>
            <text:list-item>
              <text:p text:style-name="P26">[0, 0, 0, 0] &lt;= [<text:span text:style-name="T4">alpha_o</text:span><text:span text:style-name="T5">, </text:span><text:span text:style-name="T4">alpha_s</text:span><text:span text:style-name="T5">, </text:span><text:span text:style-name="T4">tau_o</text:span><text:span text:style-name="T5">, </text:span><text:span text:style-name="T4">tau_s</text:span><text:span text:style-name="T5">] &lt;= [2, 1, </text:span><text:span text:style-name="T4">time_range</text:span><text:span text:style-name="T5">, </text:span><text:span text:style-name="T4">time_range/2</text:span><text:span text:style-name="T5">]</text:span></text:p>
            </text:list-item>
            <text:list-item>
              <text:p text:style-name="P26"><text:span text:style-name="T5">Constrain the parameters such that resulting </text:span><text:span text:style-name="T4">alpha</text:span><text:span text:style-name="T5"> values are in [0,1] and </text:span><text:span text:style-name="T4">tau</text:span><text:span text:style-name="T5"> values </text:span><text:span text:style-name="T5">are in [0, +inf] for all flow speeds in the profile.</text:span></text:p>
            </text:list-item>
          </text:list>
        </text:list-item>
      </text:list>
      <text:list xml:id="list1624514136" text:continue-list="list1998666151" text:style-name="L9">
        <text:list-item>
          <text:list>
            <text:list-item>
              <text:p text:style-name="P23">How do we deal with profile regions of slow flow speed?</text:p>
              <text:p text:style-name="P23">In these regions (near inflection points) the thermal lag parameter model is not valid because of the null speed flow.</text:p>
            </text:list-item>
          </text:list>
        </text:list-item>
        <text:list-item>
          <text:p text:style-name="P20">Is it better to compute the corrected salinity inside the sensor cell or outside the sensor cell?</text:p>
          <text:p text:style-name="P20">Now is computed inside the cell.</text:p>
          <text:p text:style-name="P20">Is the pressure sensor reading somehow related to the water cell inside or outside the sensor cell?</text:p>
        </text:list-item>
        <text:list-item>
          <text:p text:style-name="P20">What is the output of oxygen concentration from the sci_oxy3835_oxygen sensor?</text:p>
          <text:p text:style-name="P20">Masterdata says nodim (ugh!).</text:p>
          <text:p text:style-name="P20">Aandera data sheet says uMol (micromolar, micromoles of oxygen per liter of solution).</text:p>
          <text:p text:style-name="P20"><text:a xlink:type="simple" xlink:href="http://www.aadi.no/Aanderaa/Document%20Library/1/Data%20Sheets/Oxygen%20Optode%203835-4130-4175.pdf">http://www.aadi.no/Aanderaa/Document%20Library/1/Data%20Sheets/Oxygen%20Optode%203835-4130-4175.pdf</text:a></text:p>
        </text:list-item>
        <text:list-item>
          <text:p text:style-name="P20">Who is supposed to fill the geospatial deployment fields in the data base?</text:p>
        </text:list-item>
        <text:list-item>
          <text:p text:style-name="P20">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20">@GLIDERTEAM: Does the glider team have user and password for the Webb Research Company web site? Glider manual says that the glider software web site is (it does not work):</text:p>
          <text:p text:style-name="P20"><text:a xlink:type="simple" xlink:href="http://www.glider-doco.webbresearch.com/">http://www.glider-doco.webbresearch.com</text:a></text:p>
          <text:p text:style-name="P20">May be we should try:</text:p>
          <text:p text:style-name="P20"><text:a xlink:type="simple" xlink:href="http://dmz.webbresearch.com/">http://dmz.webbresearch.com</text:a></text:p>
        </text:list-item>
        <text:list-item>
          <text:p text:style-name="P20">Can we improve profile T-S diagrams?</text:p>
          <text:list>
            <text:list-item>
              <text:p text:style-name="P20">Selecting the proper marker?</text:p>
              <text:list>
                <text:list-item>
                  <text:p text:style-name="P20">Using a dot marker?</text:p>
                </text:list-item>
                <text:list-item>
                  <text:p text:style-name="P20">Using a point marker?</text:p>
                </text:list-item>
              </text:list>
            </text:list-item>
            <text:list-item>
              <text:p text:style-name="P20">Coloring the profiles? According to which variable:</text:p>
              <text:list>
                <text:list-item>
                  <text:p text:style-name="P20">Using profile index?</text:p>
                </text:list-item>
                <text:list-item>
                  <text:p text:style-name="P20">Using depth?</text:p>
                </text:list-item>
              </text:list>
            </text:list-item>
          </text:list>
        </text:list-item>
        <text:list-item>
          <text:p text:style-name="P20">Should the cholorphyll (and possibly the oxygen) sensors be recalibrated?</text:p>
          <text:p text:style-name="P20"><text:soft-page-break/>Deployments of glider ideep02 show (a significant amount of) negative values!!!</text:p>
        </text:list-item>
      </text:list>
      <text:h text:style-name="P3" text:outline-level="2">Scientific figure generation</text:h>
      <text:p text:style-name="Text_20_body">These are the figure properties configured in setFigureProperties():</text:p>
      <text:list xml:id="list454815507" text:continue-list="list993153600" text:style-name="L5">
        <text:list-item>
          <text:p text:style-name="P13">color map = jet</text:p>
        </text:list-item>
        <text:list-item>
          <text:p text:style-name="P13">axes background color = RGB [0,8 0,8 0,8]</text:p>
        </text:list-item>
        <text:list-item>
          <text:p text:style-name="P13">figure background color = RGB [1 1 1]</text:p>
        </text:list-item>
        <text:list-item>
          <text:p text:style-name="P13">font type = Helvetica</text:p>
        </text:list-item>
        <text:list-item>
          <text:p text:style-name="P13">font size axis = 20</text:p>
        </text:list-item>
        <text:list-item>
          <text:p text:style-name="P13">font size color bar = 20</text:p>
        </text:list-item>
        <text:list-item>
          <text:p text:style-name="P13">font size label = 24</text:p>
        </text:list-item>
        <text:list-item>
          <text:p text:style-name="P13">font size title = 28</text:p>
        </text:list-item>
        <text:list-item>
          <text:p text:style-name="P13">image final file format (extension) = png</text:p>
        </text:list-item>
        <text:list-item>
          <text:p text:style-name="P13">image final output device (driver) = png</text:p>
        </text:list-item>
        <text:list-item>
          <text:p text:style-name="P13">image resolution = 72</text:p>
        </text:list-item>
        <text:list-item>
          <text:p text:style-name="P13">image size in pixels = from argument</text:p>
          <text:list>
            <text:list-item>
              <text:p text:style-name="P13">For vertical transects and profile statistics: 1280 x 768 px.</text:p>
            </text:list-item>
            <text:list-item>
              <text:p text:style-name="P13">For T-S diagrams and trajectory with currents: 1280 x 1024 px.</text:p>
            </text:list-item>
          </text:list>
        </text:list-item>
      </text:list>
      <text:p text:style-name="Text_20_body">These is the list of figures generated by generateScientificFigures(), with their specific properties, grouped by figure type:</text:p>
      <text:list xml:id="list1387293309" text:style-name="L15">
        <text:list-item>
          <text:p text:style-name="P27">Vertical section of measurements along trajectory:</text:p>
        </text:list-item>
      </text:list>
      <text:list xml:id="list984491604" text:continue-list="list454815507" text:style-name="L5">
        <text:list-item>
          <text:list>
            <text:list-item>
              <text:p text:style-name="P13">Temperature section:</text:p>
              <text:list>
                <text:list-item>
                  <text:p text:style-name="P9"><text:bookmark-start text:name="__DdeLink__2597_460461918"/>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temperature</text:span></text:p>
                </text:list-item>
                <text:list-item>
                  <text:p text:style-name="P13">data label (color bar title): 'Temperature (^{o}C)'</text:p>
                </text:list-item>
                <text:list-item>
                  <text:p text:style-name="P13">color scale: linear</text:p>
                </text:list-item>
                <text:list-item>
                  <text:p text:style-name="P13">axes title: 'In Situ Temperature'</text:p>
                </text:list-item>
                <text:list-item>
                  <text:p text:style-name="P13">file name: [imgPreffix 'temperature'] = '${GLIDER}_temperature'</text:p>
                </text:list-item>
                <text:list-item>
                  <text:p text:style-name="P13">file directory: imageryPath</text:p>
                </text:list-item>
                <text:list-item>
                  <text:p text:style-name="P13">image list entry name = 'Temperature Section'</text:p>
                </text:list-item>
                <text:list-item>
                  <text:p text:style-name="P13">image list entry description = 'Cross Section of in situ measured temperature (generated on ${NOW})'<text:bookmark-end text:name="__DdeLink__2597_460461918"/></text:p>
                </text:list-item>
              </text:list>
            </text:list-item>
            <text:list-item>
              <text:p text:style-name="P13"><text:bookmark-start text:name="__DdeLink__2607_460461918"/><text:soft-page-break/>Salinity section option 1:</text:p>
              <text:list>
                <text:list-item>
                  <text:p text:style-name="P9">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salinity_corrected_TH</text:span></text:p>
                </text:list-item>
                <text:list-item>
                  <text:p text:style-name="P13">data label (color bar title): 'Salinity (PSU)'</text:p>
                </text:list-item>
                <text:list-item>
                  <text:p text:style-name="P13">color scale: linear</text:p>
                </text:list-item>
                <text:list-item>
                  <text:p text:style-name="P13">axes title: 'In Situ Salinity (Thermal Lag corrected)'</text:p>
                </text:list-item>
                <text:list-item>
                  <text:p text:style-name="P13">file name: [imgPreffix 'salinity'] = '${GLIDER}_salinity'</text:p>
                </text:list-item>
                <text:list-item>
                  <text:p text:style-name="P13">file directory: imageryPath</text:p>
                </text:list-item>
                <text:list-item>
                  <text:p text:style-name="P13">image list entry name = 'Salinity Section'</text:p>
                </text:list-item>
                <text:list-item>
                  <text:p text:style-name="P13">image list entry description = 'Cross Section of thermal lag corrected derived salinity (generated on ${NOW})'</text:p>
                </text:list-item>
              </text:list>
            </text:list-item>
            <text:list-item>
              <text:p text:style-name="P13">Salinity section option 2:</text:p>
              <text:list>
                <text:list-item>
                  <text:p text:style-name="P9">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salinity</text:span></text:p>
                </text:list-item>
                <text:list-item>
                  <text:p text:style-name="P13">data label (color bar title): 'Salinity (PSU)'</text:p>
                </text:list-item>
                <text:list-item>
                  <text:p text:style-name="P13">color scale: linear</text:p>
                </text:list-item>
                <text:list-item>
                  <text:p text:style-name="P13">axes title: 'In Situ Salinity'</text:p>
                </text:list-item>
                <text:list-item>
                  <text:p text:style-name="P13">file name: [imgPreffix 'salinity'] = '${GLIDER}_salinity'</text:p>
                </text:list-item>
                <text:list-item>
                  <text:p text:style-name="P13">file directory: imageryPath</text:p>
                </text:list-item>
                <text:list-item>
                  <text:p text:style-name="P13">image list entry name = 'Salinity Section'</text:p>
                </text:list-item>
                <text:list-item>
                  <text:p text:style-name="P13">image list entry description = 'Cross Section of derived salinity (generated on ${NOW})'</text:p>
                </text:list-item>
              </text:list>
            </text:list-item>
            <text:list-item>
              <text:p text:style-name="P13">Density section:</text:p>
              <text:list>
                <text:list-item>
                  <text:p text:style-name="P9">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density</text:span></text:p>
                </text:list-item>
                <text:list-item>
                  <text:p text:style-name="P13"><text:soft-page-break/>data label (color bar title): 'Density (Kg m-3)'</text:p>
                </text:list-item>
                <text:list-item>
                  <text:p text:style-name="P13">color scale: linear</text:p>
                </text:list-item>
                <text:list-item>
                  <text:p text:style-name="P13">axes title: 'In Situ Density'</text:p>
                </text:list-item>
                <text:list-item>
                  <text:p text:style-name="P13">file name: [imgPreffix 'density'] = '${GLIDER}_density'</text:p>
                </text:list-item>
                <text:list-item>
                  <text:p text:style-name="P13">file directory: imageryPath</text:p>
                </text:list-item>
                <text:list-item>
                  <text:p text:style-name="P13">image list entry name = 'Density Section'</text:p>
                </text:list-item>
                <text:list-item>
                  <text:p text:style-name="P13">image list entry description = 'Cross Section of derived density (generated on ${NOW})'<text:bookmark-end text:name="__DdeLink__2607_460461918"/></text:p>
                </text:list-item>
              </text:list>
            </text:list-item>
            <text:list-item>
              <text:p text:style-name="P13">Sound velocity section:</text:p>
              <text:list>
                <text:list-item>
                  <text:p text:style-name="P9">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sound_velocity</text:span></text:p>
                </text:list-item>
                <text:list-item>
                  <text:p text:style-name="P13">data label (color bar title): 'Sound Speed (m s-1)'</text:p>
                </text:list-item>
                <text:list-item>
                  <text:p text:style-name="P13">color scale: linear</text:p>
                </text:list-item>
                <text:list-item>
                  <text:p text:style-name="P13">axes title: 'Sound Speed'</text:p>
                </text:list-item>
                <text:list-item>
                  <text:p text:style-name="P13">file name: [imgPreffix 'soundspeed'] = '${GLIDER}_soundspeed'</text:p>
                </text:list-item>
                <text:list-item>
                  <text:p text:style-name="P13">file directory: imageryPath</text:p>
                </text:list-item>
                <text:list-item>
                  <text:p text:style-name="P13">image list entry name = 'Sound Velocity Section'</text:p>
                </text:list-item>
                <text:list-item>
                  <text:p text:style-name="P13">image list entry description = 'Cross Section of in situ measured salinity (generated on ${NOW})' (this seems to be a copy paste typo!)</text:p>
                </text:list-item>
              </text:list>
            </text:list-item>
            <text:list-item>
              <text:p text:style-name="P13"><text:bookmark-start text:name="__DdeLink__2603_42512047"/>Chlorophyll section:</text:p>
              <text:list>
                <text:list-item>
                  <text:p text:style-name="P9">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chlorophyll</text:span></text:p>
                  <text:list>
                    <text:list-item>
                      <text:p text:style-name="P13">discarding null values!</text:p>
                    </text:list-item>
                  </text:list>
                </text:list-item>
                <text:list-item>
                  <text:p text:style-name="P13">data label (color bar title): 'Chlorophyll (\mug l-1)'</text:p>
                </text:list-item>
                <text:list-item>
                  <text:p text:style-name="P13">color scale: logarithmic</text:p>
                </text:list-item>
                <text:list-item>
                  <text:p text:style-name="P13">axes title: 'In Situ Chlorophyll'</text:p>
                </text:list-item>
                <text:list-item>
                  <text:p text:style-name="P13">file name: [imgPreffix 'chlorophyll'] = '${GLIDER}_chlorophyll'</text:p>
                </text:list-item>
                <text:list-item>
                  <text:p text:style-name="P13">file directory: imageryPath</text:p>
                </text:list-item>
                <text:list-item>
                  <text:p text:style-name="P13"><text:soft-page-break/>image list entry name = 'Chlorophyll Section'</text:p>
                </text:list-item>
                <text:list-item>
                  <text:p text:style-name="P13">image list entry description = 'Cross Section of derived chlorophyll (generated on ${NOW})'</text:p>
                </text:list-item>
              </text:list>
            </text:list-item>
            <text:list-item>
              <text:p text:style-name="P13">CDOM section:</text:p>
              <text:list>
                <text:list-item>
                  <text:p text:style-name="P9">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cdom</text:span></text:p>
                  <text:list>
                    <text:list-item>
                      <text:p text:style-name="P13">discarding null values!</text:p>
                    </text:list-item>
                  </text:list>
                </text:list-item>
                <text:list-item>
                  <text:p text:style-name="P13">data label (color bar title): 'CDOM (ppb)'</text:p>
                </text:list-item>
                <text:list-item>
                  <text:p text:style-name="P13">color scale: logarithmic</text:p>
                </text:list-item>
                <text:list-item>
                  <text:p text:style-name="P13">axes title: 'In Situ CDOM'</text:p>
                </text:list-item>
                <text:list-item>
                  <text:p text:style-name="P13">file name: [imgPreffix 'cdom'] = '${GLIDER}_cdom'</text:p>
                </text:list-item>
                <text:list-item>
                  <text:p text:style-name="P13">file directory: imageryPath</text:p>
                </text:list-item>
                <text:list-item>
                  <text:p text:style-name="P13">image list entry name = 'CDOM Section'</text:p>
                </text:list-item>
                <text:list-item>
                  <text:p text:style-name="P13">image list entry description = 'Cross Section of in situ measured CDOM (generated on ${NOW})'</text:p>
                </text:list-item>
              </text:list>
            </text:list-item>
            <text:list-item>
              <text:p text:style-name="P13">Turbidity section:</text:p>
              <text:list>
                <text:list-item>
                  <text:p text:style-name="P9">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turbidity</text:span></text:p>
                  <text:list>
                    <text:list-item>
                      <text:p text:style-name="P13">discarding null values!</text:p>
                    </text:list-item>
                  </text:list>
                </text:list-item>
                <text:list-item>
                  <text:p text:style-name="P13">data label (color bar title): 'Turbidity (NTU)'</text:p>
                </text:list-item>
                <text:list-item>
                  <text:p text:style-name="P13">color scale: logarithmic</text:p>
                </text:list-item>
                <text:list-item>
                  <text:p text:style-name="P13">axes title: 'In Situ Turbidity'</text:p>
                </text:list-item>
                <text:list-item>
                  <text:p text:style-name="P13">file name: [imgPreffix 'turbidity'] = '${GLIDER}_turbidity'</text:p>
                </text:list-item>
                <text:list-item>
                  <text:p text:style-name="P13">file directory: imageryPath</text:p>
                </text:list-item>
                <text:list-item>
                  <text:p text:style-name="P13">image list entry name = 'Turbidity Section'</text:p>
                </text:list-item>
                <text:list-item>
                  <text:p text:style-name="P13">image list entry description = 'Cross Section of in situ measured turbidity (generated on ${NOW})'</text:p>
                </text:list-item>
              </text:list>
            </text:list-item>
            <text:list-item>
              <text:p text:style-name="P13">Oxygen section:</text:p>
              <text:list>
                <text:list-item>
                  <text:p text:style-name="P9"><text:soft-page-break/>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oxygen_saturation</text:span></text:p>
                </text:list-item>
                <text:list-item>
                  <text:p text:style-name="P13">data label (color bar title): 'Oxygen (perc.)'</text:p>
                </text:list-item>
                <text:list-item>
                  <text:p text:style-name="P13">color scale: linear</text:p>
                </text:list-item>
                <text:list-item>
                  <text:p text:style-name="P13">axes title: 'In Situ Oxygen Saturation'</text:p>
                </text:list-item>
                <text:list-item>
                  <text:p text:style-name="P13">file name: [imgPreffix 'oxygen_saturation'] = '${GLIDER}_oxygen_saturation'</text:p>
                </text:list-item>
                <text:list-item>
                  <text:p text:style-name="P13">file directory: imageryPath</text:p>
                </text:list-item>
                <text:list-item>
                  <text:p text:style-name="P13">image list entry name = 'Oxygen Section'</text:p>
                </text:list-item>
                <text:list-item>
                  <text:p text:style-name="P13">image list entry description = 'Cross Section of in situ measured dissolved oxygen (generated on ${NOW})'</text:p>
                </text:list-item>
              </text:list>
            </text:list-item>
            <text:list-item>
              <text:p text:style-name="P13">Irradiance{412,442,491,664} section:</text:p>
              <text:list>
                <text:list-item>
                  <text:p text:style-name="P9">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irradiance${NM}nm</text:span></text:p>
                </text:list-item>
                <text:list-item>
                  <text:p text:style-name="P13">data label (color bar title): 'Irradiance (uW/cm^2/nm)'</text:p>
                </text:list-item>
                <text:list-item>
                  <text:p text:style-name="P13">color scale: logarithmic</text:p>
                </text:list-item>
                <text:list-item>
                  <text:p text:style-name="P13">axes title: 'Irradiance at ${NM} nm'</text:p>
                </text:list-item>
                <text:list-item>
                  <text:p text:style-name="P13">file name: [imgPreffix 'irradiance${NM}nm'] = '${GLIDER}_irradiance${NM}nm'</text:p>
                </text:list-item>
                <text:list-item>
                  <text:p text:style-name="P13">file directory: imageryPath</text:p>
                </text:list-item>
                <text:list-item>
                  <text:p text:style-name="P13">image list entry name = 'irradiance${NM}nm Section'</text:p>
                </text:list-item>
                <text:list-item>
                  <text:p text:style-name="P13">image list entry description = 'Cross Section of in situ measured irradiance${NM}nm (generated on ${NOW})'</text:p>
                </text:list-item>
              </text:list>
            </text:list-item>
            <text:list-item>
              <text:p text:style-name="P13">Backscatter{470,532,660} section:</text:p>
              <text:list>
                <text:list-item>
                  <text:p text:style-name="P9">x axis variable: <text:span text:style-name="T1">distanceOverGround</text:span></text:p>
                </text:list-item>
                <text:list-item>
                  <text:p text:style-name="P13">x axis label: 'Distance (Km)' (previously selected)</text:p>
                </text:list-item>
                <text:list-item>
                  <text:p text:style-name="P9"><text:span text:style-name="T2">y axis variable: </text:span><text:span text:style-name="T1">depth</text:span></text:p>
                </text:list-item>
                <text:list-item>
                  <text:p text:style-name="P13">y axis label: 'Depth (m)' (hard coded in plotVerticalTransect())</text:p>
                </text:list-item>
                <text:list-item>
                  <text:p text:style-name="P9"><text:span text:style-name="T2">data variable: </text:span><text:span text:style-name="T1">backscatter${NM}</text:span></text:p>
                </text:list-item>
                <text:list-item>
                  <text:p text:style-name="P13">data label (color bar title): 'Backscatter (1)'</text:p>
                </text:list-item>
                <text:list-item>
                  <text:p text:style-name="P13"><text:soft-page-break/>color scale: logarithmic</text:p>
                </text:list-item>
                <text:list-item>
                  <text:p text:style-name="P13">axes title: '${NM} backscatter'</text:p>
                </text:list-item>
                <text:list-item>
                  <text:p text:style-name="P13">file name: [imgPreffix 'backscatter${NM}'] = '${GLIDER}_backscatter${NM}'</text:p>
                </text:list-item>
                <text:list-item>
                  <text:p text:style-name="P13">file directory: imageryPath</text:p>
                </text:list-item>
                <text:list-item>
                  <text:p text:style-name="P13">image list entry name = 'backscatter${NM} Section'</text:p>
                </text:list-item>
                <text:list-item>
                  <text:p text:style-name="P13">image list entry description = 'Cross Section of in situ measured backscatter${NM} (generated on ${NOW})'<text:bookmark-end text:name="__DdeLink__2603_42512047"/></text:p>
                </text:list-item>
              </text:list>
            </text:list-item>
          </text:list>
        </text:list-item>
        <text:list-item>
          <text:p text:style-name="P13">Profile of measurement statistics:</text:p>
          <text:list>
            <text:list-item>
              <text:p text:style-name="P13"><text:bookmark-start text:name="__DdeLink__4262_42512047"/>CTD profiles option 1:</text:p>
              <text:list>
                <text:list-item>
                  <text:p text:style-name="P9">x axis variables: <text:span text:style-name="T1">temperature</text:span><text:span text:style-name="T2">, </text:span><text:span text:style-name="T1">salinity_corrected_TH</text:span><text:span text:style-name="T2">, </text:span><text:span text:style-name="T1">density</text:span></text:p>
                </text:list-item>
                <text:list-item>
                  <text:p text:style-name="P16">x axis labels: 'Temperature (^{o}C)', 'Salinity (PSU)', 'Density (Kg/m^3)'</text:p>
                </text:list-item>
                <text:list-item>
                  <text:p text:style-name="P9"><text:span text:style-name="T2">y axis variable: </text:span><text:span text:style-name="T1">depthRange</text:span></text:p>
                </text:list-item>
                <text:list-item>
                  <text:p text:style-name="P13">y axis label: 'Depth (m)' (hard coded in plotMeanProfiles())</text:p>
                </text:list-item>
                <text:list-item>
                  <text:p text:style-name="P13">axes title: 'Temperature profiles', 'Salinity profiles', 'Density profiles'</text:p>
                </text:list-item>
                <text:list-item>
                  <text:p text:style-name="P13">file name: [imgPreffix 'ctd_profiles'] = '${GLIDER}_ctd_profiles'</text:p>
                </text:list-item>
                <text:list-item>
                  <text:p text:style-name="P13">file directory: imageryPath</text:p>
                </text:list-item>
                <text:list-item>
                  <text:p text:style-name="P13">image list entry name = ' CTD Profiles'</text:p>
                </text:list-item>
                <text:list-item>
                  <text:p text:style-name="P13">image list entry description = 'CTD Profiles (generated on ${NOW})'</text:p>
                </text:list-item>
              </text:list>
            </text:list-item>
            <text:list-item>
              <text:p text:style-name="P13">CTD profiles option 2:</text:p>
              <text:list>
                <text:list-item>
                  <text:p text:style-name="P9">x axis variables: <text:span text:style-name="T1">temperature</text:span><text:span text:style-name="T2">, </text:span><text:span text:style-name="T1">salinity</text:span><text:span text:style-name="T2">, </text:span><text:span text:style-name="T1">density</text:span></text:p>
                </text:list-item>
                <text:list-item>
                  <text:p text:style-name="P16">x axis labels: 'Temperature (^{o}C)', 'Salinity (PSU)', 'Density (Kg/m^3)'</text:p>
                </text:list-item>
                <text:list-item>
                  <text:p text:style-name="P9"><text:span text:style-name="T2">y axis variable: </text:span><text:span text:style-name="T1">depthRange</text:span></text:p>
                </text:list-item>
                <text:list-item>
                  <text:p text:style-name="P13">y axis label: 'Depth (m)' (hard coded in plotMeanProfiles())</text:p>
                </text:list-item>
                <text:list-item>
                  <text:p text:style-name="P13">axes title: 'Temperature profiles', 'Salinity profiles', 'Density profiles'</text:p>
                </text:list-item>
                <text:list-item>
                  <text:p text:style-name="P13">file name: [imgPreffix 'ctd_profiles'] = '${GLIDER}_ctd_profiles'</text:p>
                </text:list-item>
                <text:list-item>
                  <text:p text:style-name="P13">file directory: imageryPath</text:p>
                </text:list-item>
                <text:list-item>
                  <text:p text:style-name="P13">image list entry name = ' CTD Profiles'</text:p>
                </text:list-item>
                <text:list-item>
                  <text:p text:style-name="P13">image list entry description = 'CTD Profiles (generated on ${NOW})'</text:p>
                </text:list-item>
              </text:list>
            </text:list-item>
            <text:list-item>
              <text:p text:style-name="P13">Chlorophyll and turbidity profiles:</text:p>
              <text:list>
                <text:list-item>
                  <text:p text:style-name="P9">x axis variables: <text:span text:style-name="T1">chlorophyll</text:span><text:span text:style-name="T2">, </text:span><text:span text:style-name="T1">turbidity</text:span></text:p>
                </text:list-item>
                <text:list-item>
                  <text:p text:style-name="P16">x axis labels: 'Chlorophyll (ug l-1)', 'Turbidity (NTU)'</text:p>
                  <text:list>
                    <text:list-item>
                      <text:p text:style-name="P16">Check the units!!!</text:p>
                    </text:list-item>
                  </text:list>
                </text:list-item>
                <text:list-item>
                  <text:p text:style-name="P9"><text:span text:style-name="T2">y axis variable: </text:span><text:span text:style-name="T1">depthRange</text:span></text:p>
                </text:list-item>
                <text:list-item>
                  <text:p text:style-name="P13">y axis label: 'Depth (m)' (hard coded in plotMeanProfiles())</text:p>
                </text:list-item>
                <text:list-item>
                  <text:p text:style-name="P13"><text:soft-page-break/>axes title: 'Chlorophyll profiles', 'Turbidity profiles'</text:p>
                </text:list-item>
                <text:list-item>
                  <text:p text:style-name="P13">file name: [imgPreffix 'bgc_profiles'] = '${GLIDER}_bgc_profiles'</text:p>
                </text:list-item>
                <text:list-item>
                  <text:p text:style-name="P13">file directory: imageryPath</text:p>
                </text:list-item>
                <text:list-item>
                  <text:p text:style-name="P13">image list entry name = ' Chlor Profiles'</text:p>
                </text:list-item>
                <text:list-item>
                  <text:p text:style-name="P13">image list entry description = 'Chlorohpyll and Turbidity Profiles (generated on ${NOW})'</text:p>
                </text:list-item>
              </text:list>
            </text:list-item>
            <text:list-item>
              <text:p text:style-name="P13">Oxygen profiles:</text:p>
              <text:list>
                <text:list-item>
                  <text:p text:style-name="P9">x axis variables: <text:span text:style-name="T1">oxygen</text:span><text:span text:style-name="T2">, </text:span><text:span text:style-name="T1">oxygen_saturation</text:span></text:p>
                </text:list-item>
                <text:list-item>
                  <text:p text:style-name="P16">x axis labels: 'Oxygen (ug l-1)', 'Oxygen Sat (1e2)'</text:p>
                  <text:list>
                    <text:list-item>
                      <text:p text:style-name="P16">Check the units!!!</text:p>
                    </text:list-item>
                  </text:list>
                </text:list-item>
                <text:list-item>
                  <text:p text:style-name="P9"><text:span text:style-name="T2">y axis variable: </text:span><text:span text:style-name="T1">depthRange</text:span></text:p>
                </text:list-item>
                <text:list-item>
                  <text:p text:style-name="P13">y axis label: 'Depth (m)' (hard coded in plotMeanProfiles())</text:p>
                </text:list-item>
                <text:list-item>
                  <text:p text:style-name="P13">axes title: 'Oxygen profiles', 'Oxygen Sat. profiles'</text:p>
                </text:list-item>
                <text:list-item>
                  <text:p text:style-name="P13">file name: [imgPreffix 'oxy_profiles'] = '${GLIDER}_oxy_profiles'</text:p>
                </text:list-item>
                <text:list-item>
                  <text:p text:style-name="P13">file directory: imageryPath</text:p>
                </text:list-item>
                <text:list-item>
                  <text:p text:style-name="P13">image list entry name = ' Oxy Profiles'</text:p>
                </text:list-item>
                <text:list-item>
                  <text:p text:style-name="P13">image list entry description = 'Oxygen and Saturation Profiles (generated on ${NOW})'<text:bookmark-end text:name="__DdeLink__4262_42512047"/></text:p>
                </text:list-item>
              </text:list>
            </text:list-item>
          </text:list>
        </text:list-item>
        <text:list-item>
          <text:p text:style-name="P13">Temperature – Salinity diagrams:</text:p>
          <text:list>
            <text:list-item>
              <text:p text:style-name="P13">Temperature – Salinity diagram option 1:</text:p>
              <text:list>
                <text:list-item>
                  <text:p text:style-name="P9">x axis variable: <text:span text:style-name="T1">salinity_corrected_TH</text:span></text:p>
                </text:list-item>
                <text:list-item>
                  <text:p text:style-name="P16">x axis label: 'Salinity (PSU)' (hard coded in plotTSDiagram())</text:p>
                </text:list-item>
                <text:list-item>
                  <text:p text:style-name="P9"><text:span text:style-name="T2">y axis variable: </text:span><text:span text:style-name="T1">temperature</text:span></text:p>
                </text:list-item>
                <text:list-item>
                  <text:p text:style-name="P13">y axis label: 'Temperature (^{o}C)' (hard coded in plotTSDiagram())</text:p>
                </text:list-item>
                <text:list-item>
                  <text:p text:style-name="P13">axes title: 'T-S diagram (on \sigma_t contours)' (hard coded in plotTSDiagram())</text:p>
                </text:list-item>
                <text:list-item>
                  <text:p text:style-name="P13">file name: [imgPreffix 'ts_diagram'] = '${GLIDER}_ts_diagram'</text:p>
                </text:list-item>
                <text:list-item>
                  <text:p text:style-name="P13">file directory: imageryPath</text:p>
                </text:list-item>
                <text:list-item>
                  <text:p text:style-name="P13">image list entry name = 'TS Diagram'</text:p>
                </text:list-item>
                <text:list-item>
                  <text:p text:style-name="P13">image list entry description = 'Temperature vs. Salinity Diagram (generated on ${NOW})'</text:p>
                </text:list-item>
              </text:list>
            </text:list-item>
            <text:list-item>
              <text:p text:style-name="P13">Temperature – Salinity diagram option 2:</text:p>
              <text:list>
                <text:list-item>
                  <text:p text:style-name="P9">x axis variable: <text:span text:style-name="T1">salinity</text:span></text:p>
                </text:list-item>
                <text:list-item>
                  <text:p text:style-name="P16">x axis label: 'Salinity (PSU)' (hard coded in plotTSDiagram())</text:p>
                </text:list-item>
                <text:list-item>
                  <text:p text:style-name="P9"><text:span text:style-name="T2">y axis variable: </text:span><text:span text:style-name="T1">temperature</text:span></text:p>
                </text:list-item>
                <text:list-item>
                  <text:p text:style-name="P13"><text:soft-page-break/>y axis label: 'Temperature (^{o}C)' (hard coded in plotTSDiagram())</text:p>
                </text:list-item>
                <text:list-item>
                  <text:p text:style-name="P13">axes title: 'T-S diagram (on \sigma_t contours)' (hard coded in plotTSDiagram())</text:p>
                </text:list-item>
                <text:list-item>
                  <text:p text:style-name="P13">file name: [imgPreffix 'ts_diagram'] = '${GLIDER}_ts_diagram'</text:p>
                </text:list-item>
                <text:list-item>
                  <text:p text:style-name="P13">file directory: imageryPath</text:p>
                </text:list-item>
                <text:list-item>
                  <text:p text:style-name="P13">image list entry name = 'TS Diagram'</text:p>
                </text:list-item>
                <text:list-item>
                  <text:p text:style-name="P13">image list entry description = 'Temperature vs. Salinity Diagram (generated on ${NOW})'</text:p>
                </text:list-item>
              </text:list>
            </text:list-item>
          </text:list>
        </text:list-item>
        <text:list-item>
          <text:p text:style-name="P13">Trajectory map with currents:</text:p>
          <text:list>
            <text:list-item>
              <text:p text:style-name="P13">Trajectory map 1:</text:p>
              <text:list>
                <text:list-item>
                  <text:p text:style-name="P9">x axis variable: <text:span text:style-name="T1">longitude</text:span></text:p>
                </text:list-item>
                <text:list-item>
                  <text:p text:style-name="P16">x axis label: 'Longitude (degrees)' (hard coded in plotCurrentsMap())</text:p>
                </text:list-item>
                <text:list-item>
                  <text:p text:style-name="P9"><text:span text:style-name="T2">y axis variable: </text:span><text:span text:style-name="T1">latitude</text:span></text:p>
                </text:list-item>
                <text:list-item>
                  <text:p text:style-name="P13">y axis label: 'Latitude (degrees)' (hard coded in plotCurrentsMap())</text:p>
                </text:list-item>
                <text:list-item>
                  <text:p text:style-name="P13">data variables: <text:span text:style-name="T1">m_final_water_vx</text:span>, <text:span text:style-name="T1">m_final_water_vy</text:span></text:p>
                </text:list-item>
                <text:list-item>
                  <text:p text:style-name="P13">data scale label '${reference vector magnitude} m s^{-1}' (hard coded in plotCurrentsMap())</text:p>
                </text:list-item>
                <text:list-item>
                  <text:p text:style-name="P13">axes title: '<text:bookmark-start text:name="__DdeLink__2617_1885563175"/>Glider trajectory and column integrated water currents estimations<text:bookmark-end text:name="__DdeLink__2617_1885563175"/>' (hard coded in plotCurrentsMap())</text:p>
                </text:list-item>
                <text:list-item>
                  <text:p text:style-name="P13">file name: [imgPreffix 'ts_diagram'] = '${GLIDER}_currents'</text:p>
                </text:list-item>
                <text:list-item>
                  <text:p text:style-name="P13">file directory: imageryPath</text:p>
                </text:list-item>
                <text:list-item>
                  <text:p text:style-name="P13">image list entry name = 'Currents Map'</text:p>
                </text:list-item>
                <text:list-item>
                  <text:p text:style-name="P13">image list entry description = 'Map with vertically integrated currents derived from navigation (generated on ${NOW})'</text:p>
                </text:list-item>
              </text:list>
            </text:list-item>
          </text:list>
        </text:list-item>
      </text:list>
      <text:h text:style-name="P3" text:outline-level="2">File system layout</text:h>
      <text:p text:style-name="Text_20_body">Proposal:</text:p>
      <text:list xml:id="list1531777609" text:style-name="L16">
        <text:list-item>
          <text:p text:style-name="P11">/home/glider</text:p>
          <text:list>
            <text:list-item>
              <text:p text:style-name="P29">data_new<text:span text:style-name="T2"> or </text:span>data_received<text:span text:style-name="T2"> or </text:span>data_input<text:span text:style-name="T2">: target folder for newly transmitted files for each glider (of current deployment).</text:span></text:p>
              <text:list>
                <text:list-item>
                  <text:p text:style-name="P29">${GLIDER as platform_name-instrument_name}<text:span text:style-name="T2">: logs and binaries downloaded from dockserver for current deployment of this glider.</text:span></text:p>
                </text:list-item>
              </text:list>
            </text:list-item>
            <text:list-item>
              <text:p text:style-name="P11">data_rt<text:span text:style-name="T2">: real time processed data for each glider and deployment.</text:span></text:p>
              <text:list>
                <text:list-item>
                  <text:p text:style-name="P11">${GLIDER as platform_name-instrument_name}</text:p>
                  <text:list>
                    <text:list-item>
                      <text:p text:style-name="P11">${DEPLOYMENT as deployment_date}</text:p>
                      <text:list>
                        <text:list-item>
                          <text:p text:style-name="P11">log</text:p>
                        </text:list-item>
                        <text:list-item>
                          <text:p text:style-name="P11">binary</text:p>
                        </text:list-item>
                        <text:list-item>
                          <text:p text:style-name="P11">ascii</text:p>
                        </text:list-item>
                        <text:list-item>
                          <text:p text:style-name="P11">netcdf</text:p>
                        </text:list-item>
                        <text:list-item>
                          <text:p text:style-name="P11">figures</text:p>
                        </text:list-item>
                      </text:list>
                    </text:list-item>
                  </text:list>
                </text:list-item>
              </text:list>
            </text:list-item>
            <text:list-item>
              <text:p text:style-name="P28"><text:span text:style-name="T1">data_dt</text:span>: delayed time processed data.</text:p>
              <text:list>
                <text:list-item>
                  <text:p text:style-name="P11">${GLIDER as platform_name-instrument_name}</text:p>
                  <text:list>
                    <text:list-item>
                      <text:p text:style-name="P11">${DEPLOYMENT as deployment_date}</text:p>
                      <text:list>
                        <text:list-item>
                          <text:p text:style-name="P11">log</text:p>
                        </text:list-item>
                        <text:list-item>
                          <text:p text:style-name="P11">binary</text:p>
                        </text:list-item>
                        <text:list-item>
                          <text:p text:style-name="P11">ascii</text:p>
                        </text:list-item>
                        <text:list-item>
                          <text:p text:style-name="P11">netcdf</text:p>
                        </text:list-item>
                        <text:list-item>
                          <text:p text:style-name="P11">figures</text:p>
                        </text:list-item>
                      </text:list>
                    </text:list-item>
                  </text:list>
                </text:list-item>
              </text:list>
            </text:list-item>
            <text:list-item>
              <text:p text:style-name="P11">deployments<text:span text:style-name="T2">: target folder for glider deployment snapshots.</text:span></text:p>
              <text:list>
                <text:list-item>
                  <text:p text:style-name="P11">${GLIDER as unit_name}</text:p>
                  <text:list>
                    <text:list-item>
                      <text:p text:style-name="P28"><text:span text:style-name="T1">${DEPLOYMENT as deployment_date}</text:span><text:span text:style-name="T2">: snapshot files for this deployment of this glider.</text:span></text:p>
                    </text:list-item>
                  </text:list>
                </text:list-item>
              </text:list>
            </text:list-item>
          </text:list>
        </text:list-item>
      </text:list>
      <text:section text:style-name="Sect1" text:name="Secció1">
        <text:list xml:id="list1476148369" text:continue-numbering="true" text:style-name="L16">
          <text:list-item>
            <text:list>
              <text:list-item>
                <text:list>
                  <text:list-item>
                    <text:list>
                      <text:list-header>
                        <text:p text:style-name="P17">For slocum:</text:p>
                        <text:list>
                          <text:list-item>
                            <text:p text:style-name="P17">nav</text:p>
                          </text:list-item>
                          <text:list-item>
                            <text:p text:style-name="P17">sci </text:p>
                          </text:list-item>
                          <text:list-item>
                            <text:p text:style-name="P17">calibration</text:p>
                          </text:list-item>
                          <text:list-item>
                            <text:p text:style-name="P17">dockserver_01</text:p>
                          </text:list-item>
                          <text:list-item>
                            <text:p text:style-name="P17">dockserver_02</text:p>
                          </text:list-item>
                        </text:list>
                        <text:p text:style-name="P17">For seaglider:</text:p>
                        <text:list text:continue-numbering="true">
                          <text:list-item>
                            <text:p text:style-name="P17">data</text:p>
                          </text:list-item>
                          <text:list-item>
                            <text:p text:style-name="P17">cfcard</text:p>
                          </text:list-item>
                          <text:list-item>
                            <text:p text:style-name="P17">calibration</text:p>
                          </text:list-item>
                          <text:list-item>
                            <text:p text:style-name="P17">basestation_01</text:p>
                          </text:list-item>
                          <text:list-item>
                            <text:p text:style-name="P17">basestation_02</text:p>
                          </text:list-item>
                        </text:list>
                      </text:list-header>
                    </text:list>
                  </text:list-item>
                </text:list>
              </text:list-item>
            </text:list>
          </text:list-item>
        </text:list>
      </text:section>
      <text:list xml:id="list1689831198" text:continue-numbering="true" text:style-name="L16">
        <text:list-item>
          <text:list>
            <text:list-item>
              <text:p text:style-name="P17"/>
            </text:list-item>
          </text:list>
        </text:list-item>
      </text:list>
      <text:h text:style-name="Heading_20_2" text:outline-level="2"><text:soft-page-break/>Deployment concept structure</text:h>
      <text:p text:style-name="Text_20_body">For processing purposes a slocum glider deployment may be thought as having the following structure.</text:p>
      <text:list xml:id="list1509139658" text:style-name="L17">
        <text:list-item>
          <text:p text:style-name="P30">deployment</text:p>
          <text:list>
            <text:list-item>
              <text:p text:style-name="P30">mission 0</text:p>
              <text:list>
                <text:list-item>
                  <text:p text:style-name="P30">transect 0 (from waypoint 0 to waypoint 1)</text:p>
                  <text:list>
                    <text:list-item>
                      <text:p text:style-name="P30">mission segment 0</text:p>
                      <text:list>
                        <text:list-item>
                          <text:p text:style-name="P30">segment yo 0</text:p>
                          <text:list>
                            <text:list-item>
                              <text:p text:style-name="P30">downcast</text:p>
                            </text:list-item>
                            <text:list-item>
                              <text:p text:style-name="P30">upcast</text:p>
                            </text:list-item>
                          </text:list>
                        </text:list-item>
                        <text:list-item>
                          <text:p text:style-name="P30">segment yo 1</text:p>
                        </text:list-item>
                        <text:list-item>
                          <text:p text:style-name="P30">...</text:p>
                        </text:list-item>
                      </text:list>
                    </text:list-item>
                    <text:list-item>
                      <text:p text:style-name="P30">mission segment 1</text:p>
                    </text:list-item>
                    <text:list-item>
                      <text:p text:style-name="P30">...</text:p>
                    </text:list-item>
                  </text:list>
                </text:list-item>
                <text:list-item>
                  <text:p text:style-name="P30">transect 1 (from waypoint 1 to waypoint 2)</text:p>
                  <text:list>
                    <text:list-item>
                      <text:p text:style-name="P30">mission segment 2</text:p>
                    </text:list-item>
                    <text:list-item>
                      <text:p text:style-name="P30">…</text:p>
                    </text:list-item>
                  </text:list>
                </text:list-item>
                <text:list-item>
                  <text:p text:style-name="P30">...</text:p>
                </text:list-item>
              </text:list>
            </text:list-item>
            <text:list-item>
              <text:p text:style-name="P30">mission 1</text:p>
              <text:list>
                <text:list-item>
                  <text:p text:style-name="P30">transect 0</text:p>
                  <text:list>
                    <text:list-item>
                      <text:p text:style-name="P30">mission segment 0</text:p>
                    </text:list-item>
                    <text:list-item>
                      <text:p text:style-name="P30">mission segment 1</text:p>
                    </text:list-item>
                    <text:list-item>
                      <text:p text:style-name="P30">...</text:p>
                    </text:list-item>
                  </text:list>
                </text:list-item>
                <text:list-item>
                  <text:p text:style-name="P30">transect 1</text:p>
                  <text:list>
                    <text:list-item>
                      <text:p text:style-name="P30">mission segment 2</text:p>
                    </text:list-item>
                    <text:list-item>
                      <text:p text:style-name="P30">…</text:p>
                    </text:list-item>
                  </text:list>
                </text:list-item>
                <text:list-item>
                  <text:p text:style-name="P30">…</text:p>
                </text:list-item>
              </text:list>
            </text:list-item>
            <text:list-item>
              <text:p text:style-name="P30">...</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3-05-22T18:39:04</dc:date>
    <dc:creator>Joan Beltran</dc:creator>
    <meta:editing-duration>P109DT17H30M34S</meta:editing-duration>
    <meta:editing-cycles>98</meta:editing-cycles>
    <meta:generator>LibreOffice/3.3$Unix LibreOffice_project/330m19$Build-401</meta:generator>
    <meta:printed-by>Joan Beltran</meta:printed-by>
    <meta:print-date>2012-07-24T10:23:12</meta:print-date>
    <meta:document-statistic meta:table-count="0" meta:image-count="0" meta:object-count="0" meta:page-count="31" meta:paragraph-count="851" meta:word-count="8161" meta:character-count="52411"/>
  </office:meta>
</office:document-meta>
</file>